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9"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0"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1"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2"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3"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4" style:family="paragraph" style:parent-style-name="Preformatted_20_Text" style:list-style-name="L31"/>
    <style:style style:name="P25" style:family="paragraph" style:parent-style-name="Table_20_Contents" style:list-style-name="L1"/>
    <style:style style:name="P26" style:family="paragraph" style:parent-style-name="Table_20_Contents" style:list-style-name="L1">
      <style:paragraph-properties fo:margin-top="0in" fo:margin-bottom="0.1965in" style:contextual-spacing="false"/>
    </style:style>
    <style:style style:name="P27" style:family="paragraph" style:parent-style-name="Table_20_Contents" style:list-style-name="L2"/>
    <style:style style:name="P28" style:family="paragraph" style:parent-style-name="Table_20_Contents" style:list-style-name="L2">
      <style:paragraph-properties fo:margin-top="0in" fo:margin-bottom="0.1965in" style:contextual-spacing="false"/>
    </style:style>
    <style:style style:name="P2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0"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1"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2"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4"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6"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8"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1"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2"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3"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4"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5"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6"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7"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9"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0"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1"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2"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4"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6"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5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3"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4"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5"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7"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8"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0"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3"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5"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6"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7"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9"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0"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4"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5"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6"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7"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8"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9"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1"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2"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4"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0"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1"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2"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4"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5"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7"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08"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9"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1"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6"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7"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3"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27"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8"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9"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3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31"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3"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36"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38"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39"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40"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41"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42"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43"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44"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45"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46"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47"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48"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4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5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5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52"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53"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54"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55"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56" style:family="paragraph" style:parent-style-name="Text_20_body" style:list-style-name="L21">
      <style:paragraph-properties fo:line-height="115%" fo:text-align="start" style:justify-single-word="false" style:writing-mode="lr-tb"/>
      <style:text-properties officeooo:paragraph-rsid="001d7f77"/>
    </style:style>
    <style:style style:name="P157" style:family="paragraph" style:parent-style-name="Text_20_body" style:list-style-name="L20">
      <style:paragraph-properties fo:line-height="115%" fo:text-align="start" style:justify-single-word="false" style:writing-mode="lr-tb"/>
      <style:text-properties officeooo:paragraph-rsid="001c5e20"/>
    </style:style>
    <style:style style:name="P15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5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60"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6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62"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63"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64"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6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6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67"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68"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69"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7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71"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2"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3"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4"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5"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7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17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17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17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18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18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182"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83"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4"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5"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186"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187"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188"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189"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190"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91"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92"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93"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9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95"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96"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97"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98" style:family="paragraph" style:parent-style-name="Text_20_body" style:list-style-name="L18"/>
    <style:style style:name="P199" style:family="paragraph" style:parent-style-name="Text_20_body" style:list-style-name="L18">
      <style:paragraph-properties fo:margin-top="0in" fo:margin-bottom="0in" style:contextual-spacing="false"/>
    </style:style>
    <style:style style:name="P200"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01" style:family="paragraph" style:parent-style-name="Text_20_body" style:list-style-name="Numbering_20_123"/>
    <style:style style:name="P202" style:family="paragraph" style:parent-style-name="Text_20_body" style:list-style-name="Numbering_20_123">
      <style:paragraph-properties fo:margin-top="0in" fo:margin-bottom="0in" style:contextual-spacing="false"/>
    </style:style>
    <style:style style:name="P203" style:family="paragraph" style:parent-style-name="Text_20_body" style:list-style-name="Numbering_20_ABC"/>
    <style:style style:name="P204" style:family="paragraph" style:parent-style-name="Text_20_body" style:list-style-name="Numbering_20_ABC">
      <style:paragraph-properties fo:margin-top="0in" fo:margin-bottom="0in" style:contextual-spacing="false"/>
    </style:style>
    <style:style style:name="P205" style:family="paragraph" style:parent-style-name="Text_20_body" style:list-style-name="L30"/>
    <style:style style:name="P206" style:family="paragraph" style:parent-style-name="Text_20_body" style:list-style-name="L30">
      <style:paragraph-properties fo:margin-top="0in" fo:margin-bottom="0in" style:contextual-spacing="false"/>
    </style:style>
    <style:style style:name="P207" style:family="paragraph" style:parent-style-name="Text_20_body" style:list-style-name="L31"/>
    <style:style style:name="P208"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09"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11" style:family="paragraph" style:parent-style-name="Text_20_body" style:list-style-name="L35"/>
    <style:style style:name="P212" style:family="paragraph" style:parent-style-name="Text_20_body" style:list-style-name="L35">
      <style:paragraph-properties fo:margin-top="0in" fo:margin-bottom="0in" style:contextual-spacing="false"/>
    </style:style>
    <style:style style:name="P21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14" style:family="paragraph" style:parent-style-name="Text_20_body" style:list-style-name="L36"/>
    <style:style style:name="P215" style:family="paragraph" style:parent-style-name="Text_20_body" style:list-style-name="L36">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officeooo:rsid="000d5253"/>
    </style:style>
    <style:style style:name="T37"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font-style="normal" fo:font-weight="bold" officeooo:rsid="00131f87" style:font-weight-asian="bold" style:font-weight-complex="bold"/>
    </style:style>
    <style:style style:name="T40" style:family="text">
      <style:text-properties fo:font-variant="normal" fo:text-transform="none" fo:color="#000000" loext:opacity="100%" fo:letter-spacing="normal" fo:font-style="normal" fo:font-weight="bold" officeooo:rsid="00181078" style:font-weight-asian="bold" style:font-weight-complex="bold"/>
    </style:style>
    <style:style style:name="T41" style:family="text">
      <style:text-properties fo:font-variant="normal" fo:text-transform="none" fo:color="#000000" loext:opacity="100%" fo:letter-spacing="normal" fo:font-style="normal" fo:font-weight="bold" officeooo:rsid="0016dffe" style:font-weight-asian="bold" style:font-weight-complex="bold"/>
    </style:style>
    <style:style style:name="T42" style:family="text">
      <style:text-properties fo:font-variant="normal" fo:text-transform="none" fo:color="#000000" loext:opacity="100%" fo:letter-spacing="normal" fo:font-style="normal" fo:font-weight="bold" officeooo:rsid="00187d25" style:font-weight-asian="bold" style:font-weight-complex="bold"/>
    </style:style>
    <style:style style:name="T43" style:family="text">
      <style:text-properties fo:font-variant="normal" fo:text-transform="none" fo:color="#000000" loext:opacity="100%" fo:letter-spacing="normal" fo:font-style="normal" fo:font-weight="bold" officeooo:rsid="001d7f77" style:font-weight-asian="bold" style:font-weight-complex="bold"/>
    </style:style>
    <style:style style:name="T44" style:family="text">
      <style:text-properties fo:font-variant="normal" fo:text-transform="none" fo:color="#000000" loext:opacity="100%" fo:letter-spacing="normal" fo:font-style="normal" fo:font-weight="bold" officeooo:rsid="0029eb3d" style:font-weight-asian="bold" style:font-weight-complex="bold"/>
    </style:style>
    <style:style style:name="T45" style:family="text">
      <style:text-properties fo:font-variant="normal" fo:text-transform="none" fo:color="#000000" loext:opacity="100%" fo:letter-spacing="normal" fo:font-style="normal" fo:font-weight="bold" officeooo:rsid="002b9e9a" style:font-weight-asian="bold" style:font-weight-complex="bold"/>
    </style:style>
    <style:style style:name="T46" style:family="text">
      <style:text-properties fo:font-variant="normal" fo:text-transform="none" fo:color="#000000" loext:opacity="100%" fo:letter-spacing="normal" fo:font-style="normal" fo:font-weight="bold" officeooo:rsid="002f1fc1" style:font-weight-asian="bold" style:font-weight-complex="bold"/>
    </style:style>
    <style:style style:name="T47" style:family="text">
      <style:text-properties fo:font-variant="normal" fo:text-transform="none" fo:color="#000000" loext:opacity="100%" fo:letter-spacing="normal" fo:font-style="normal" fo:font-weight="bold" officeooo:rsid="0033e7c1" style:font-weight-asian="bold" style:font-weight-complex="bold"/>
    </style:style>
    <style:style style:name="T48" style:family="text">
      <style:text-properties fo:font-variant="normal" fo:text-transform="none" fo:color="#000000" loext:opacity="100%" fo:letter-spacing="normal" fo:font-style="normal" fo:font-weight="bold" officeooo:rsid="003962b8" style:font-weight-asian="bold" style:font-weight-complex="bold"/>
    </style:style>
    <style:style style:name="T49" style:family="text">
      <style:text-properties fo:font-variant="normal" fo:text-transform="none" fo:color="#000000" loext:opacity="100%" fo:letter-spacing="normal" fo:font-style="normal" fo:font-weight="bold" officeooo:rsid="003aae9e" style:font-weight-asian="bold" style:font-weight-complex="bold"/>
    </style:style>
    <style:style style:name="T50" style:family="text">
      <style:text-properties fo:font-variant="normal" fo:text-transform="none" fo:color="#000000" loext:opacity="100%" fo:letter-spacing="normal" fo:font-style="normal" fo:font-weight="bold" officeooo:rsid="003ab102" style:font-weight-asian="bold" style:font-weight-complex="bold"/>
    </style:style>
    <style:style style:name="T51" style:family="text">
      <style:text-properties fo:font-variant="normal" fo:text-transform="none" fo:color="#000000" loext:opacity="100%" fo:letter-spacing="normal" fo:font-style="normal" fo:font-weight="bold" officeooo:rsid="0041a54c" style:font-weight-asian="bold" style:font-weight-complex="bold"/>
    </style:style>
    <style:style style:name="T52" style:family="text">
      <style:text-properties fo:font-variant="normal" fo:text-transform="none" fo:color="#000000" loext:opacity="100%" fo:letter-spacing="normal" fo:font-style="normal" fo:font-weight="bold" officeooo:rsid="0041e6cb" style:font-weight-asian="bold" style:font-weight-complex="bold"/>
    </style:style>
    <style:style style:name="T53" style:family="text">
      <style:text-properties fo:font-variant="normal" fo:text-transform="none" fo:color="#000000" loext:opacity="100%" fo:letter-spacing="normal" fo:font-style="normal" fo:font-weight="bold" officeooo:rsid="00448211" style:font-weight-asian="bold" style:font-weight-complex="bold"/>
    </style:style>
    <style:style style:name="T54" style:family="text">
      <style:text-properties fo:font-variant="normal" fo:text-transform="none" fo:color="#000000" loext:opacity="100%" fo:letter-spacing="normal" fo:font-style="normal" fo:font-weight="bold" officeooo:rsid="00472978" style:font-weight-asian="bold" style:font-weight-complex="bold"/>
    </style:style>
    <style:style style:name="T55" style:family="text">
      <style:text-properties fo:font-variant="normal" fo:text-transform="none" fo:color="#000000" loext:opacity="100%" fo:letter-spacing="normal" fo:font-style="normal" officeooo:rsid="002b9e9a"/>
    </style:style>
    <style:style style:name="T56" style:family="text">
      <style:text-properties fo:font-variant="normal" fo:text-transform="none" fo:color="#000000" loext:opacity="100%" fo:letter-spacing="normal" fo:font-weight="normal"/>
    </style:style>
    <style:style style:name="T57" style:family="text">
      <style:text-properties fo:font-variant="normal" fo:text-transform="none" fo:color="#000000" loext:opacity="100%" fo:letter-spacing="normal" fo:font-weight="normal" officeooo:rsid="000d5253"/>
    </style:style>
    <style:style style:name="T58" style:family="text">
      <style:text-properties fo:font-variant="normal" fo:text-transform="none" fo:color="#000000" loext:opacity="100%" fo:letter-spacing="normal" fo:font-weight="normal" officeooo:rsid="00181078"/>
    </style:style>
    <style:style style:name="T59" style:family="text">
      <style:text-properties fo:font-variant="normal" fo:text-transform="none" fo:color="#000000" loext:opacity="100%" fo:letter-spacing="normal" fo:font-weight="normal" officeooo:rsid="0029eb3d"/>
    </style:style>
    <style:style style:name="T60" style:family="text">
      <style:text-properties fo:font-variant="normal" fo:text-transform="none" fo:color="#000000" loext:opacity="100%" fo:letter-spacing="normal" fo:font-weight="normal" officeooo:rsid="002b9e9a"/>
    </style:style>
    <style:style style:name="T61" style:family="text">
      <style:text-properties fo:font-variant="normal" fo:text-transform="none" fo:color="#000000" loext:opacity="100%" fo:letter-spacing="normal" fo:font-weight="normal" officeooo:rsid="0033e7c1"/>
    </style:style>
    <style:style style:name="T62" style:family="text">
      <style:text-properties fo:font-variant="normal" fo:text-transform="none" fo:color="#000000" loext:opacity="100%" fo:letter-spacing="normal" fo:font-weight="normal" officeooo:rsid="00366f2b"/>
    </style:style>
    <style:style style:name="T63" style:family="text">
      <style:text-properties fo:font-variant="normal" fo:text-transform="none" fo:color="#000000" loext:opacity="100%" fo:letter-spacing="normal" fo:font-weight="normal" officeooo:rsid="0037ff6c"/>
    </style:style>
    <style:style style:name="T64" style:family="text">
      <style:text-properties fo:font-variant="normal" fo:text-transform="none" fo:color="#000000" loext:opacity="100%" fo:letter-spacing="normal" fo:font-weight="bold" officeooo:rsid="0016dffe" style:font-weight-asian="bold" style:font-weight-complex="bold"/>
    </style:style>
    <style:style style:name="T65" style:family="text">
      <style:text-properties fo:font-variant="normal" fo:text-transform="none" fo:color="#000000" loext:opacity="100%" fo:letter-spacing="normal" fo:font-weight="bold" officeooo:rsid="0033e7c1" style:font-weight-asian="bold" style:font-weight-complex="bold"/>
    </style:style>
    <style:style style:name="T66" style:family="text">
      <style:text-properties fo:font-variant="normal" fo:text-transform="none" fo:color="#000000" loext:opacity="100%" fo:letter-spacing="normal" fo:font-weight="bold" officeooo:rsid="00366f2b" style:font-weight-asian="bold" style:font-weight-complex="bold"/>
    </style:style>
    <style:style style:name="T67" style:family="text">
      <style:text-properties fo:font-variant="normal" fo:text-transform="none" fo:color="#000000" loext:opacity="100%" fo:letter-spacing="normal" fo:font-weight="bold" officeooo:rsid="00448211" style:font-weight-asian="bold" style:font-weight-complex="bold"/>
    </style:style>
    <style:style style:name="T68"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69"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0"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1" style:family="text">
      <style:text-properties fo:font-weight="bold" style:font-weight-asian="bold" style:font-weight-complex="bold"/>
    </style:style>
    <style:style style:name="T72" style:family="text">
      <style:text-properties fo:font-weight="bold" officeooo:rsid="00131f87" style:font-weight-asian="bold" style:font-weight-complex="bold"/>
    </style:style>
    <style:style style:name="T73" style:family="text">
      <style:text-properties fo:font-weight="bold" officeooo:rsid="00181078" style:font-weight-asian="bold" style:font-weight-complex="bold"/>
    </style:style>
    <style:style style:name="T74" style:family="text">
      <style:text-properties fo:font-weight="bold" officeooo:rsid="00187d25" style:font-weight-asian="bold" style:font-weight-complex="bold"/>
    </style:style>
    <style:style style:name="T75" style:family="text">
      <style:text-properties fo:font-weight="bold" officeooo:rsid="001a4a5a" style:font-weight-asian="bold" style:font-weight-complex="bold"/>
    </style:style>
    <style:style style:name="T76" style:family="text">
      <style:text-properties fo:font-weight="bold" officeooo:rsid="001a96e2" style:font-weight-asian="bold" style:font-weight-complex="bold"/>
    </style:style>
    <style:style style:name="T77" style:family="text">
      <style:text-properties fo:font-weight="bold" officeooo:rsid="001d7f77" style:font-weight-asian="bold" style:font-weight-complex="bold"/>
    </style:style>
    <style:style style:name="T78" style:family="text">
      <style:text-properties fo:font-weight="bold" officeooo:rsid="0027efae" style:font-weight-asian="bold" style:font-weight-complex="bold"/>
    </style:style>
    <style:style style:name="T79" style:family="text">
      <style:text-properties fo:font-weight="bold" officeooo:rsid="0029eb3d" style:font-weight-asian="bold" style:font-weight-complex="bold"/>
    </style:style>
    <style:style style:name="T80" style:family="text">
      <style:text-properties fo:font-weight="bold" officeooo:rsid="0033d24b" style:font-weight-asian="bold" style:font-weight-complex="bold"/>
    </style:style>
    <style:style style:name="T81" style:family="text">
      <style:text-properties fo:font-weight="bold" officeooo:rsid="0033e7c1" style:font-weight-asian="bold" style:font-weight-complex="bold"/>
    </style:style>
    <style:style style:name="T82" style:family="text">
      <style:text-properties fo:font-weight="bold" officeooo:rsid="0034e3fd" style:font-weight-asian="bold" style:font-weight-complex="bold"/>
    </style:style>
    <style:style style:name="T83" style:family="text">
      <style:text-properties fo:font-weight="bold" officeooo:rsid="003962b8" style:font-weight-asian="bold" style:font-weight-complex="bold"/>
    </style:style>
    <style:style style:name="T84" style:family="text">
      <style:text-properties fo:font-weight="bold" officeooo:rsid="0042c12c" style:font-weight-asian="bold" style:font-weight-complex="bold"/>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bold" officeooo:rsid="0034e3fd" style:font-weight-asian="bold" style:font-weight-complex="bold"/>
    </style:style>
    <style:style style:name="T89" style:family="text">
      <style:text-properties officeooo:rsid="00110329"/>
    </style:style>
    <style:style style:name="T90" style:family="text">
      <style:text-properties officeooo:rsid="0011678e"/>
    </style:style>
    <style:style style:name="T91" style:family="text">
      <style:text-properties fo:color="#c7254e" loext:opacity="100%" fo:background-color="#f9f2f4" loext:char-shading-value="0" loext:padding="0in" loext:border="none"/>
    </style:style>
    <style:style style:name="T92" style:family="text">
      <style:text-properties fo:color="#c7254e" loext:opacity="100%" fo:font-weight="normal" fo:background-color="#f9f2f4" loext:char-shading-value="0" style:font-weight-asian="normal" style:font-weight-complex="normal" loext:padding="0in" loext:border="none"/>
    </style:style>
    <style:style style:name="T93" style:family="text">
      <style:text-properties officeooo:rsid="0012b93e"/>
    </style:style>
    <style:style style:name="T94" style:family="text">
      <style:text-properties officeooo:rsid="00131f87"/>
    </style:style>
    <style:style style:name="T95" style:family="text">
      <style:text-properties fo:font-weight="normal" style:font-weight-asian="normal" style:font-weight-complex="normal"/>
    </style:style>
    <style:style style:name="T96" style:family="text">
      <style:text-properties fo:font-weight="normal" officeooo:rsid="00131f87" style:font-weight-asian="normal" style:font-weight-complex="normal"/>
    </style:style>
    <style:style style:name="T97" style:family="text">
      <style:text-properties fo:font-weight="normal" officeooo:rsid="00181078" style:font-weight-asian="normal" style:font-weight-complex="normal"/>
    </style:style>
    <style:style style:name="T98" style:family="text">
      <style:text-properties style:font-weight-asian="normal" style:font-weight-complex="normal"/>
    </style:style>
    <style:style style:name="T99" style:family="text">
      <style:text-properties officeooo:rsid="00165db5" style:font-weight-asian="normal" style:font-weight-complex="normal"/>
    </style:style>
    <style:style style:name="T100" style:family="text">
      <style:text-properties officeooo:rsid="00168255"/>
    </style:style>
    <style:style style:name="T101" style:family="text">
      <style:text-properties officeooo:rsid="0017bd69"/>
    </style:style>
    <style:style style:name="T102" style:family="text">
      <style:text-properties officeooo:rsid="00181078"/>
    </style:style>
    <style:style style:name="T103" style:family="text">
      <style:text-properties officeooo:rsid="001a4a5a"/>
    </style:style>
    <style:style style:name="T104" style:family="text">
      <style:text-properties officeooo:rsid="001a96e2"/>
    </style:style>
    <style:style style:name="T105" style:family="text">
      <style:text-properties officeooo:rsid="001bd981"/>
    </style:style>
    <style:style style:name="T106" style:family="text">
      <style:text-properties officeooo:rsid="001d7f77"/>
    </style:style>
    <style:style style:name="T107" style:family="text">
      <style:text-properties officeooo:rsid="0027efae"/>
    </style:style>
    <style:style style:name="T108" style:family="text">
      <style:text-properties officeooo:rsid="0029eb3d"/>
    </style:style>
    <style:style style:name="T109" style:family="text">
      <style:text-properties officeooo:rsid="0033239b"/>
    </style:style>
    <style:style style:name="T110" style:family="text">
      <style:text-properties officeooo:rsid="0033d24b"/>
    </style:style>
    <style:style style:name="T111" style:family="text">
      <style:text-properties officeooo:rsid="0033e7c1"/>
    </style:style>
    <style:style style:name="T112" style:family="text">
      <style:text-properties officeooo:rsid="0034e3fd"/>
    </style:style>
    <style:style style:name="T113" style:family="text">
      <style:text-properties officeooo:rsid="00354ef2"/>
    </style:style>
    <style:style style:name="T114" style:family="text">
      <style:text-properties officeooo:rsid="003962b8"/>
    </style:style>
    <style:style style:name="T115" style:family="text">
      <style:text-properties officeooo:rsid="003ab102"/>
    </style:style>
    <style:style style:name="T116" style:family="text">
      <style:text-properties officeooo:rsid="0041e465"/>
    </style:style>
    <style:style style:name="T117" style:family="text">
      <style:text-properties officeooo:rsid="0042c12c"/>
    </style:style>
    <style:style style:name="T118" style:family="text">
      <style:text-properties officeooo:rsid="0049a3c8"/>
    </style:style>
    <style:style style:name="T119" style:family="text">
      <style:text-properties officeooo:rsid="004dcc21"/>
    </style:style>
    <style:style style:name="T120"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3252071616" text:style-name="L3">
        <text:list-item>
          <text:p text:style-name="P29">Senin, 16 September 2024 (13:0<text:span text:style-name="T1">0)</text:span></text:p>
        </text:list-item>
      </text:list>
      <text:list xml:id="list1285066303" text:style-name="L4">
        <text:list-item>
          <text:p text:style-name="P31">Pengantar HTML</text:p>
        </text:list-item>
      </text:list>
      <text:list xml:id="list3436946522" text:style-name="L5">
        <text:list-item>
          <text:p text:style-name="P32">Pengantar HTML</text:p>
        </text:list-item>
        <text:list-item>
          <text:p text:style-name="P32">Latihan: Membangun Halaman Web Pertama (Halaman Profil)</text:p>
        </text:list-item>
      </text:list>
      <text:list xml:id="list694409602" text:style-name="L6">
        <text:list-item>
          <text:list>
            <text:list-item>
              <text:list>
                <text:list-item>
                  <text:p text:style-name="P33">Bukalah text editor <text:s/><text:span text:style-name="T71">default </text:span>melalui terminal dengan cara mengetikkan keyword <text:span text:style-name="T85">“gedit”</text:span> kemudian tekan enter</text:p>
                </text:list-item>
                <text:list-item>
                  <text:p text:style-name="P135"><text:span text:style-name="T3">Root Project Directory dalam kasus kita adalah WebDasar/web-dasar, </text:span>di dalam folder inilah kita menyimpan seluruh berkas yang dibutuhkan untuk membuat website, salah satunya berkas HTML.</text:p>
                </text:list-item>
                <text:list-item>
                  <text:p text:style-name="P135"><text:span text:style-name="T3">Format yang digunakan adalah </text:span><text:span text:style-name="Strong_20_Emphasis"><text:span text:style-name="T36">.html</text:span></text:span><text:span text:style-name="T3"> (dibaca: dot html). Ini merupakan format atau ekstensi berkas yang tepat untuk membuat halaman web.</text:span></text:p>
                </text:list-item>
                <text:list-item>
                  <text:p text:style-name="P135"><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7">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7">URI Schemes dari MDN</text:span></text:a><text:span text:style-name="T3">.</text:span></text:p>
                </text:list-item>
                <text:list-item>
                  <text:p text:style-name="P35">Berikut adalah alur latihan kali ini.</text:p>
                </text:list-item>
              </text:list>
            </text:list-item>
          </text:list>
        </text:list-item>
      </text:list>
      <text:list xml:id="list2547022462" text:style-name="L7">
        <text:list-item>
          <text:list>
            <text:list-item>
              <text:list>
                <text:list-item>
                  <text:p text:style-name="P36">Membuka code editor bawaan sistem operasi.</text:p>
                </text:list-item>
                <text:list-item>
                  <text:p text:style-name="P36">Menuliskan struktur konten (kode) halaman web pada code editor.</text:p>
                </text:list-item>
                <text:list-item>
                  <text:p text:style-name="P36">Menyimpan kode yang telah ditulis dalam bentuk HTML.</text:p>
                </text:list-item>
                <text:list-item>
                  <text:p text:style-name="P36">Menjalankan berkas HTML dalam browser (Google Chrome).</text:p>
                </text:list-item>
              </text:list>
            </text:list-item>
          </text:list>
        </text:list-item>
      </text:list>
      <text:list xml:id="list173721086530916" text:continue-list="list3436946522" text:style-name="L5">
        <text:list-item>
          <text:p text:style-name="P34">Latihan: Identifikasi Elemen pada Halaman Profil</text:p>
        </text:list-item>
      </text:list>
      <text:list xml:id="list2214200698" text:style-name="L8">
        <text:list-item>
          <text:p text:style-name="P37">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7">Berikut adalah alur latihan kali ini.</text:p>
          <text:list>
            <text:list-item>
              <text:list>
                <text:list-item>
                  <text:p text:style-name="P38">Membuka hasil akhir dari latihan sebelumnya.</text:p>
                </text:list-item>
                <text:list-item>
                  <text:p text:style-name="P136">Menuliskan struktur dasar dokumen HTML pada berkas index.html.</text:p>
                </text:list-item>
                <text:list-item>
                  <text:p text:style-name="P136">Menempatkan seluruh konten pada elemen body.</text:p>
                </text:list-item>
                <text:list-item>
                  <text:p text:style-name="P136">Membungkus setiap bagian dari artikel dengan elemen yang tepat.</text:p>
                </text:list-item>
                <text:list-item>
                  <text:p text:style-name="P136">Menjalankan dokumen HTML pada browser.</text:p>
                </text:list-item>
              </text:list>
            </text:list-item>
          </text:list>
        </text:list-item>
        <text:list-item>
          <text:p text:style-name="P137"><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7">Bagi pengguna Google Chrome, Anda bisa menekan tombol F12 dan membuka tab Elements. <text:span text:style-name="T89">[Shortcut untuk Memebuka Developer Tool].</text:span></text:p>
        </text:list-item>
        <text:list-item>
          <text:p text:style-name="P37">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73722271292993" text:continue-list="list173721086530916" text:style-name="L5">
        <text:list-item>
          <text:p text:style-name="P39">Anatomi Elemen HTML</text:p>
        </text:list-item>
      </text:list>
      <text:list xml:id="list2544762502" text:style-name="L9">
        <text:list-item>
          <text:p text:style-name="P40">Sudah disinggung sebelumnya bahwa ada struktur dasar dalam menyusun halaman web. Ini dibutuhkan agar halaman web yang diakses dapat dipahami oleh browser.</text:p>
        </text:list-item>
        <text:list-item>
          <text:p text:style-name="P40">Elemen adalah salah satu <text:span text:style-name="T71">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0"><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0">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38"><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39"><text:span text:style-name="T90">Konten =&gt; </text:span>Konten dari elemen. Contohnya teks sebagai konten dari elemen paragraf.</text:p>
        </text:list-item>
        <text:list-item>
          <text:p text:style-name="P139">Tag penutup <text:span text:style-name="T90">=&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93">Elemen dalam Elemen</text:p>
        </text:list-item>
        <text:list-item>
          <text:p text:style-name="P193"><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6">HTML elements reference dari MDN</text:span></text:a>.</text:p>
        </text:list-item>
      </text:list>
      <text:list xml:id="list173720256623100" text:continue-list="list173722271292993" text:style-name="L5">
        <text:list-item>
          <text:p text:style-name="P41">Attribute di Elemen HTML</text:p>
        </text:list-item>
      </text:list>
      <text:list xml:id="list4164858538" text:style-name="L10">
        <text:list-item>
          <text:p text:style-name="P140"><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40"><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91">src</text:span> menentukan lokasi gambar yang akan ditampilkan pada halaman web.</text:p>
        </text:list-item>
        <text:list-item>
          <text:p text:style-name="P140"><text:span text:style-name="T90">K</text:span>ita memiliki atribut <text:span text:style-name="T91">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91">class</text:span> dan <text:span text:style-name="T91">src</text:span>. Terkait nilainya, Anda dapat menulisnya dengan membungkus dengan tanda kutip satu atau dua setelah karakter sama dengan (=).</text:p>
        </text:list-item>
        <text:list-item>
          <text:p text:style-name="P140">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73721635795324" text:continue-numbering="true" text:style-name="L10">
        <text:list-item>
          <text:p text:style-name="P140">Silakan kunjungi <text:a xlink:type="simple" xlink:href="https://developer.mozilla.org/en-US/docs/Web/HTML/Attributes" text:style-name="Internet_20_link" text:visited-style-name="Visited_20_Internet_20_Link"><text:span text:style-name="T86">HTML attribute reference dari MDN</text:span></text:a>.</text:p>
        </text:list-item>
      </text:list>
      <text:list xml:id="list173720897182230" text:continue-list="list173720256623100" text:style-name="L5">
        <text:list-item>
          <text:p text:style-name="P42">Anatomi Dokumen HTML</text:p>
        </text:list-item>
      </text:list>
      <text:list xml:id="list52390065" text:style-name="L11">
        <text:list-item>
          <text:p text:style-name="P141"><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41">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93">DOM Tree.</text:span></text:p>
        </text:list-item>
        <text:list-item>
          <text:p text:style-name="P141"><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1">doctype</text:span> dimaksudkan sebagai format atau versi HTML dan berisi sekumpulan aturan-aturan yang perlu diikuti dalam membangun halaman web yang baik</text:p>
        </text:list-item>
        <text:list-item>
          <text:p text:style-name="P141">Hierarki elemen teratas dari halaman web adalah elemen &lt;<text:span text:style-name="T71">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41">Elemen &lt;<text:span text:style-name="T71">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41">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41">Namun, ada kode yang tidak akan ditampilkan. Kode atau fitur yang dimaksud adalah komentar. Jika ingin menuliskan keterangan tambahan pada struktur dokumen HTML, kita perlu menggunakan commenting tag. Ini dituliskan dengan simbol <text:span text:style-name="T91">&lt;!--</text:span> sebagai pembuka dan <text:span text:style-name="T91">--&gt;</text:span> sebagai penutupnya. Komentar berguna untuk memberikan label dan mengorganisasi sebuah dokumen yang panjang, terlebih ketika bekerja secara tim.</text:p>
        </text:list-item>
        <text:list-item>
          <text:p text:style-name="P141">Lorem ipsum adalah teks standar yang ditempatkan untuk mendemonstrasikan elemen grafis atau presentasi visual, seperti font, tipografi, dan tata letak. Tujuan penggunaan lorem ipsum sebagai berikut. <text:span text:style-name="T94">1. </text:span>Sebagai pengisi sementara jika belum ada konten teks. <text:span text:style-name="T94">2. </text:span>Jika ingin menunjukkan hasil website sementara yang mana audiens diharapkan lebih fokus kepada elemen desain yang dipresentasikan, bukan pada isinya (teks). </text:p>
        </text:list-item>
        <text:list-item>
          <text:p text:style-name="P142"><text:span text:style-name="T94">1. Microsoft Word; </text:span>=lorem("angka_paragraf","angka_kalimat_pada_setiap_paragraf"). <text:span text:style-name="T95">Contohnya, jika mengetik =lorem(3,4), teks lorem ipsum akan muncul sebanyak 3 paragraf dan masing-masing paragraf terdapat 4 kalimat.</text:span></text:p>
        </text:list-item>
        <text:list-item>
          <text:p text:style-name="P142"><text:span text:style-name="T94">2. </text:span><text:span text:style-name="Strong_20_Emphasis"><text:span text:style-name="T95">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7">id.lipsum.com</text:span></text:span></text:a><text:span text:style-name="Strong_20_Emphasis"><text:span text:style-name="T95"> dan </text:span></text:span><text:a xlink:type="simple" xlink:href="https://loremipsum.io/" text:style-name="Internet_20_link" text:visited-style-name="Visited_20_Internet_20_Link"><text:span text:style-name="Strong_20_Emphasis"><text:span text:style-name="T87">loremipsum.io</text:span></text:span></text:a><text:span text:style-name="Strong_20_Emphasis"><text:span text:style-name="T95">.</text:span></text:span></text:p>
        </text:list-item>
      </text:list>
      <text:list xml:id="list173722248995367" text:continue-list="list173720897182230" text:style-name="L5">
        <text:list-item>
          <text:p text:style-name="P43">Rangkuman Pengenalan HTML</text:p>
        </text:list-item>
      </text:list>
      <text:list xml:id="list1193226728" text:style-name="L12">
        <text:list-item>
          <text:p text:style-name="P143"><text:span text:style-name="T39">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44"><text:span text:style-name="T72">Anatomi Elemen HTML; </text:span><text:span text:style-name="T95">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44"><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72">Attribute di Elemen HTML;</text:span><text:span text:style-name="T96">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44"><text:span text:style-name="T72">Anatomi Dokumen HTML; </text:span><text:span text:style-name="T95">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6"><text:tab/></text:span><text:span text:style-name="T95">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73722173369175" text:continue-list="list173722248995367" text:style-name="L5">
        <text:list-item>
          <text:p text:style-name="P43">Kuis: Pengenalan HTML</text:p>
        </text:list-item>
      </text:list>
      <text:list xml:id="list3430439079" text:style-name="L13">
        <text:list-item>
          <text:p text:style-name="P44">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173720615518618" text:continue-numbering="true" text:style-name="L13">
        <text:list-item>
          <text:p text:style-name="P45"/>
        </text:list-item>
      </text:list>
      <text:list xml:id="list173721557936636" text:continue-list="list1285066303" text:style-name="L4">
        <text:list-item>
          <text:p text:style-name="P46">Pendalaman HTML</text:p>
        </text:list-item>
      </text:list>
      <text:list xml:id="list4092263021" text:style-name="L14">
        <text:list-item>
          <text:p text:style-name="P47">Pengantar Pendalaman HTML</text:p>
          <text:list>
            <text:list-item>
              <text:list>
                <text:list-item>
                  <text:p text:style-name="P145"><text:span text:style-name="T9"><text:s/></text:span>Beberapa hal yang akan kita pelajari sebagai berikut.</text:p>
                  <text:list>
                    <text:list-item>
                      <text:list>
                        <text:list-item>
                          <text:p text:style-name="P146">Variasi elemen seperti paragraf, heading, list, gambar, dan teks terformat.</text:p>
                        </text:list-item>
                        <text:list-item>
                          <text:p text:style-name="P146">Membangun halaman web dengan semantic HTML.</text:p>
                        </text:list-item>
                        <text:list-item>
                          <text:p text:style-name="P146">Mengelompokkan elemen dengan generic elemen.</text:p>
                        </text:list-item>
                        <text:list-item>
                          <text:p text:style-name="P146">Membuat tabel pada HTML.</text:p>
                        </text:list-item>
                        <text:list-item>
                          <text:p text:style-name="P146">Mengetahui berbagai macam elemen input untuk membuat formulir dalam halaman web.</text:p>
                        </text:list-item>
                      </text:list>
                    </text:list-item>
                  </text:list>
                </text:list-item>
              </text:list>
            </text:list-item>
          </text:list>
        </text:list-item>
        <text:list-item>
          <text:p text:style-name="P48">Paragraf</text:p>
          <text:list>
            <text:list-item>
              <text:p text:style-name="P49">Pastikan kita selalu gunakan elemen HTML dalam menampilkan seluruh teks (konten) yang ada pada dokumen HTML. Teks yang ditampilkan tanpa dibungkus elemen disebut anonymous text.</text:p>
            </text:list-item>
          </text:list>
        </text:list-item>
        <text:list-item>
          <text:p text:style-name="P48">Heading</text:p>
        </text:list-item>
        <text:list-item>
          <text:p text:style-name="P48">List</text:p>
          <text:list>
            <text:list-item>
              <text:p text:style-name="P49"><text:span text:style-name="T99">B</text:span>isa menetapkan nilai awal pada sebuah <text:span text:style-name="Emphasis">ordered list</text:span> dengan menggunakan atribut <text:span text:style-name="Emphasis"><text:span text:style-name="T71">start</text:span></text:span><text:span text:style-name="Strong_20_Emphasis">. </text:span>Contohnya, jika kita ingin memulai sebuah list dari angka 7, kita tetapkan atribut start dengan nilai 7 pada elemen <text:span text:style-name="T71">&lt;ol&gt;</text:span>.</text:p>
            </text:list-item>
            <text:list-item>
              <text:p text:style-name="P49"><text:soft-page-break/>Secara default, urutan list diawali dengan urutan paling rendah. Namun, kita dapat menambahkan atribut <text:span text:style-name="T71">reversed</text:span> pada elemen <text:span text:style-name="T71">&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48">Latihan: Menambahkan <text:span text:style-name="T100">List pada Halaman Profil</text:span></text:p>
        </text:list-item>
      </text:list>
      <text:list xml:id="list3837387014" text:style-name="L15">
        <text:list-item>
          <text:list>
            <text:list-item>
              <text:p text:style-name="P127">MENGAPA MEMBUAT NAVIGASI DENGAN “LIST”?</text:p>
            </text:list-item>
          </text:list>
        </text:list-item>
      </text:list>
      <text:list xml:id="list498267766" text:style-name="L16">
        <text:list-item>
          <text:list>
            <text:list-item>
              <text:p text:style-name="P128"><text:span text:style-name="T95">Pada dasarnya, kita dibebaskan untuk menggunakan elemen apa pun untuk mencapai konten dan tampilan yang diinginkan. Alasan yang paling logis adalah elemen </text:span>&lt;ol&gt;<text:span text:style-name="T95"> umumnya untuk menampilkan item-item yang mementingkan urutan. Contohnya, membuat langkah-langkah memasak mie instan, membuat minuman kopi, dsb. Namun, ketika membaca sebuah artikel </text:span><text:span text:style-name="Emphasis"><text:span text:style-name="T95">feature </text:span></text:span><text:span text:style-name="T95">yang informasinya tidak bergantung pada urutan (tidak seperti resep, novel, dsb.), tentu pembaca bebas memulai dari mana pun yang diinginkan, bukan? Oleh sebab itulah, kita menggunakan elemen </text:span>&lt;ul&gt;<text:span text:style-name="T95">.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73721095464909" text:continue-list="list4092263021" text:style-name="L14">
        <text:list-item>
          <text:p text:style-name="P50">Gambar</text:p>
        </text:list-item>
      </text:list>
      <text:list xml:id="list1528266516" text:style-name="L17">
        <text:list-item>
          <text:list>
            <text:list-item>
              <text:p text:style-name="P129">Attribute Wajib; <text:span text:style-name="T95">1. </text:span>src<text:span text:style-name="T95">, </text:span><text:span text:style-name="T101">Attribut Opsional; </text:span><text:span text:style-name="T95">2. </text:span>alt<text:span text:style-name="T95">, 3. </text:span>title<text:span text:style-name="T95">(jika dihover)</text:span></text:p>
            </text:list-item>
            <text:list-item>
              <text:p text:style-name="P153">Berikut adalah jenis format gambar yang umum digunakan pada pembuatan website; .gif, .jpg, .jpeg, .jfif, .pjpeg, .pjp, .<text:span text:style-name="T100">png, .webp, .svg</text:span></text:p>
            </text:list-item>
            <text:list-item>
              <text:p text:style-name="P153"><text:span text:style-name="T100">attribut height dan width; </text:span>Ketika menggunakan atribut ini, disarankan hanya gunakan salah satunya. Terkecuali kita menentukan nilai lebar dan tingginya sesuai dengan rasio dari ukuran gambar aslinya. </text:p>
            </text:list-item>
            <text:list-item>
              <text:p text:style-name="P51">Oh iya, gambar tentu perlu waktu lebih untuk tampil di browser. Jadi, tentukanlah ukuran sesuai kebutuhan.</text:p>
            </text:list-item>
          </text:list>
        </text:list-item>
      </text:list>
      <text:list xml:id="list173720173637063" text:continue-list="list173721095464909" text:style-name="L14">
        <text:list-item>
          <text:p text:style-name="P52">Latihan: Menambahkan Gambar pada Halaman Profil</text:p>
          <text:list>
            <text:list-item>
              <text:p text:style-name="P53"><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2"><text:soft-page-break/>Inline Formatting Text: Long Quotations, Preformatted Text, dan Figure</text:p>
          <text:list>
            <text:list-item>
              <text:p text:style-name="P147"><text:span text:style-name="T10">Jika pada konten kita memiliki sebuah kutipan ataupun sebuah testimonial, kita dapat gunakan format </text:span><text:span text:style-name="Emphasis"><text:span text:style-name="T64">long quotations</text:span></text:span><text:span text:style-name="T10"> dengan menggunakan tags </text:span><text:span text:style-name="T41">&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1">Namun, tidak ada tampilan yang berbeda pada browser secara kasat mata</text:span>.</text:p>
            </text:list-item>
            <text:list-item>
              <text:p text:style-name="P148"><text:span text:style-name="T102">Preformatted Text; </text:span>terdapat sebuah elemen yang dapat kita gunakan untuk menampilkan konten sesuai yang kita tulis pada text editor. Untuk menggunakannya, kita gunakan elemen <text:span text:style-name="T71">&lt;pre&gt;</text:span> sebagai pembungkus kontennya. Perhatikan contoh berikut.</text:p>
            </text:list-item>
            <text:list-item>
              <text:p text:style-name="P148"><text:span text:style-name="T95">Elemen </text:span><text:span text:style-name="T71">&lt;figure&gt;</text:span><text:span text:style-name="T95"> digunakan untuk mempresentasikan konten tersendiri (</text:span><text:span text:style-name="Emphasis"><text:span text:style-name="T95">self-contained content</text:span></text:span><text:span text:style-name="T95">),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48"><text:span text:style-name="T95">Contoh lainnya, elemen figure dapat kita gunakan untuk me-</text:span><text:span text:style-name="Emphasis"><text:span text:style-name="T95">markup</text:span></text:span><text:span text:style-name="T95"> sebuah konten puisi.</text:span></text:p>
            </text:list-item>
          </text:list>
        </text:list-item>
        <text:list-item>
          <text:p text:style-name="P52">Inline Formatting Text: Anchor, Emphasized Text, Important Text, dan Short Quotation</text:p>
          <text:list>
            <text:list-item>
              <text:p text:style-name="P149"><text:span text:style-name="T40">Anchor: &lt;</text:span><text:span text:style-name="T42">a&gt; </text:span><text:span text:style-name="T2">Selain itu, ada atribut wajib agar elemen ini berfungsi dengan baik, yaitu href untuk menetapkan sebuah target yang dituju. </text:span></text:p>
            </text:list-item>
            <text:list-item>
              <text:p text:style-name="P148"><text:span text:style-name="T40">Emphasized Text:</text:span><text:span text:style-name="T11"> </text:span><text:span text:style-name="T2">Gunakan elemen </text:span><text:span text:style-name="T38">&lt;em&gt;</text:span><text:span text:style-name="T2"> untuk menunjukkan bagian kata yang perlu kita tekankan. Elemen ini menunjukkan </text:span><text:span text:style-name="Emphasis"><text:span text:style-name="T56">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58">miring</text:span></text:span><text:span text:style-name="T11"> pada teksnya.</text:span></text:p>
            </text:list-item>
            <text:list-item>
              <text:p text:style-name="P148"><text:span text:style-name="T73">Important Text: </text:span>Gunakan elemen <text:span text:style-name="T71">&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48"><text:span text:style-name="T73">Short Quotations:</text:span><text:span text:style-name="T97"> </text:span><text:span text:style-name="T95">Gunakan elemen </text:span><text:span text:style-name="T71">&lt;q&gt; </text:span><text:span text:style-name="T95">untuk menandai sebuah kutipan dalam sebuah teks. Elemen ini berbeda dengan &lt;blockquote&gt;. Elemen ini digunakan </text:span><text:soft-page-break/><text:span text:style-name="T95">untuk kutipan pendek yang terletak di dalam baris (</text:span><text:span text:style-name="Emphasis"><text:span text:style-name="T95">inline</text:span></text:span><text:span text:style-name="T95">).</text:span><text:span text:style-name="T97"> Standarnya, sebuah teks yang diberi markup &lt;q&gt; akan ditampilkan di dalam tanda kutip (</text:span><text:span text:style-name="Emphasis"><text:span text:style-name="T97">quotation marks</text:span></text:span><text:span text:style-name="T97">)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94">Inline Formatting Text: Citation, Defining Terms, Subscript, Supersctipt, Highlighted Text, dan Line Break</text:p>
          <text:list>
            <text:list-item>
              <text:p text:style-name="P150"><text:span text:style-name="T74">Citation: </text:span>Selain sebuah <text:span text:style-name="T71">atribut, &lt;cite&gt;</text:span> juga merupakan sebuah elemen yang digunakan untuk sebuah <text:span text:style-name="T71">rujukan</text:span> pada sebuah dokumen, contohnya sebuah buku, majalah, artikel, dan lainnya. Standarnya, pada browser sebuah teks yang diberi markup <text:span text:style-name="T71">&lt;cite&gt;</text:span> akan ditampilkan dengan huruf <text:span text:style-name="T71">miring</text:span> (<text:span text:style-name="Emphasis">italic</text:span>).</text:p>
            </text:list-item>
            <text:list-item>
              <text:p text:style-name="P151"><text:span text:style-name="T74">Defining Terms: </text:span>Elemen <text:span text:style-name="T71">&lt;dfn&gt;</text:span> digunakan ketika <text:span text:style-name="T71">mendefinisikan</text:span> sebuah istilah (<text:span text:style-name="Emphasis">term</text:span>). Elemen ini harus <text:span text:style-name="T71">terletak pada elemen lain yang menaunginya</text:span>. Contohnya pada sebuah elemen <text:span text:style-name="T71">&lt;p&gt;</text:span> atau elemen<text:span text:style-name="T71"> &lt;section&gt;</text:span>. Berikut contoh penggunaannya. Standar pada browser yakni sebuah teks yang diberi markup &lt;dfn&gt; akan ditampilkan dengan huruf miring (<text:span text:style-name="Emphasis">italic</text:span>).</text:p>
            </text:list-item>
            <text:list-item>
              <text:p text:style-name="P151"><text:span text:style-name="T74">Subscrtipt dan Superscript: </text:span>Subscript <text:span text:style-name="T71">&lt;sub&gt;</text:span> dan superscript <text:span text:style-name="T71">&lt;sup&gt;</text:span> adalah elemen yang dapat membuat teks yang ditampilkan tampak kecil, dengan posisi <text:span text:style-name="T71">di bawah (sub)</text:span> atau <text:span text:style-name="T71">di atas (sup)</text:span> dari teks biasanya. Elemen ini digunakan untuk menunjukkan sebuah <text:span text:style-name="T71">rumus kimia</text:span> ataupun <text:span text:style-name="T71">matematika</text:span>.</text:p>
            </text:list-item>
            <text:list-item>
              <text:p text:style-name="P151"><text:span text:style-name="T74">Highlighted Text: </text:span>Untuk menandai atau <text:span text:style-name="T71">menyorot</text:span> sebuah teks kita bisa menggunakan elemen <text:span text:style-name="T71">&lt;mark&gt;</text:span>. Elemen ini digunakan ketika terdapat sebuah teks yang memiliki <text:span text:style-name="T71">peran</text:span> <text:span text:style-name="T71">penting</text:span>, biasanya teks tersebut merupakan bagian yang paling <text:span text:style-name="T71">relevan</text:span> atau <text:span text:style-name="T71">penting</text:span> dalam sebuah <text:span text:style-name="T71">konteks</text:span> <text:span text:style-name="T71">kalimat</text:span>. Standarnya, pada browser teks yang diberi markup <text:span text:style-name="T71">&lt;mark&gt;</text:span> akan ditampilkan dengan <text:span text:style-name="T71">background</text:span> <text:span text:style-name="T71">kuning</text:span> dan <text:span text:style-name="T71">teks</text:span> <text:span text:style-name="T71">hitam</text:span>.</text:p>
            </text:list-item>
            <text:list-item>
              <text:p text:style-name="P152"><text:span text:style-name="T75">Line</text:span><text:span text:style-name="T103"> </text:span><text:span text:style-name="T75">Break</text:span><text:span text:style-name="T103">: </text:span><text:span text:style-name="Emphasis">Inline line break element</text:span> (<text:span text:style-name="T71">&lt;br&gt;</text:span>) dapat digunakan untuk memberitahu browser untuk memberikan sebuah <text:span text:style-name="T71">garis</text:span> <text:span text:style-name="T71">baru</text:span> pada baris teks. Sama seperti <text:span text:style-name="T71">gambar&lt;</text:span><text:span text:style-name="T75">img&gt;</text:span>, elemen ini merupakan <text:span text:style-name="T71">elemen</text:span> <text:span text:style-name="T71">kosong</text:span> sehingga kita tidak membutuhkan sebuah <text:span text:style-name="T71">tag</text:span> <text:span text:style-name="T71">penutup</text:span>.</text:p>
            </text:list-item>
          </text:list>
        </text:list-item>
        <text:list-item>
          <text:p text:style-name="P195">Latihan: Menerapkan Elemen Anchor pada Halaman Profil</text:p>
          <text:list>
            <text:list-item>
              <text:p text:style-name="P196">Berikut adalah alur latihan kali ini.</text:p>
              <text:list text:style-name="L18">
                <text:list-item>
                  <text:p text:style-name="P199">Membuka hasil latihan terakhir dengan VSCode.</text:p>
                </text:list-item>
                <text:list-item>
                  <text:p text:style-name="P199">Membuat elemen anchor dalam list item pada navigation list.</text:p>
                </text:list-item>
                <text:list-item>
                  <text:p text:style-name="P199">Memberikan atribut id pada setiap elemen &lt;h2&gt; sebagai topik pembahasan artikel.</text:p>
                </text:list-item>
                <text:list-item>
                  <text:p text:style-name="P199">Menyesuaikan nilai atribut href sesuai dengan id di setiap elemen &lt;h2&gt;. </text:p>
                </text:list-item>
                <text:list-item>
                  <text:p text:style-name="P198">Menjalankan halaman web pada browser.</text:p>
                </text:list-item>
              </text:list>
            </text:list-item>
          </text:list>
        </text:list-item>
      </text:list>
      <text:list xml:id="list3137826929" text:style-name="L19">
        <text:list-item>
          <text:list>
            <text:list-item>
              <text:list>
                <text:list-item>
                  <text:p text:style-name="P197"><text:s text:c="8"/>&lt;a href="#sejarah"&gt;Sejarah&lt;/a&gt; &lt;=&gt; <text:s text:c="4"/>&lt;h2 id="sejarah"&gt;Sejarah&lt;/h2&gt;</text:p>
                </text:list-item>
                <text:list-item>
                  <text:p text:style-name="P191"><text:soft-page-break/><text:span text:style-name="T104">Atribut </text:span><text:span text:style-name="T76">id</text:span><text:span text:style-name="T104"> termasuk dalam salah satu dari sekian </text:span><text:span text:style-name="T76">global</text:span><text:span text:style-name="T104"> attribute. Global attributes merupakan attribute HTML yang diperuntukkan bagi </text:span><text:span text:style-name="T76">elemen</text:span><text:span text:style-name="T104"> </text:span><text:span text:style-name="T76">apa</text:span><text:span text:style-name="T104"> </text:span><text:span text:style-name="T76">pun</text:span><text:span text:style-name="T104">.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92">Nah, bagaimana dengan <text:span text:style-name="T71">special</text:span> <text:span text:style-name="T71">attributes</text:span> atau <text:span text:style-name="T71">atribut</text:span> <text:span text:style-name="T71">khusus</text:span>? Tentu saja ada! Contohnya <text:span text:style-name="T71">href</text:span> untuk elemen <text:span text:style-name="T71">anchor</text:span>. Dengan demikian, jika elemen <text:span text:style-name="T71">anchor</text:span> diklik, URL pada browser kita akan <text:span text:style-name="T71">berubah</text:span> dan <text:span text:style-name="T71">fokus</text:span> pada <text:span text:style-name="T71">elemen</text:span> <text:span text:style-name="T71">ber</text:span>-<text:span text:style-name="T71">id</text:span> yang sesuai.</text:p>
                </text:list-item>
                <text:list-item>
                  <text:p text:style-name="P200">Element = <text:span text:style-name="T71">anchor</text:span>, Tag = <text:span text:style-name="T71">a</text:span>;; Element = <text:span text:style-name="T71">paragraph</text:span>, Tag = <text:span text:style-name="T71">p</text:span></text:p>
                </text:list-item>
              </text:list>
            </text:list-item>
          </text:list>
        </text:list-item>
      </text:list>
      <text:p text:style-name="P14"/>
      <text:list xml:id="list173721220683722" text:continue-list="list3252071616" text:style-name="L3">
        <text:list-item>
          <text:p text:style-name="P30"><text:span text:style-name="T105">Selasa</text:span>, 1<text:span text:style-name="T105">7</text:span> September 2024 (13:<text:span text:style-name="T105">11</text:span><text:span text:style-name="T1">)</text:span></text:p>
        </text:list-item>
      </text:list>
      <text:list xml:id="list2581881806" text:style-name="L20">
        <text:list-item>
          <text:list>
            <text:list-item>
              <text:p text:style-name="P54">Pendalaman HTML</text:p>
            </text:list-item>
          </text:list>
        </text:list-item>
      </text:list>
      <text:list xml:id="list3955852201" text:style-name="L21">
        <text:list-item>
          <text:list>
            <text:list-item>
              <text:list>
                <text:list-item>
                  <text:p text:style-name="P55">Semantic HTML: Mengorganisasi Halaman Konten</text:p>
                  <text:list>
                    <text:list-item>
                      <text:p text:style-name="P56">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5">Semantic HTML: Header, Footer, Main, dan Nav</text:p>
                  <text:list>
                    <text:list-item>
                      <text:p text:style-name="P154"><text:span text:style-name="T12"><text:s/></text:span><text:span text:style-name="T71">Header</text:span>: pengantar atau pembuka konten dalam sebuah elemen <text:span text:style-name="T71">&lt;article&gt;</text:span> atau <text:span text:style-name="T71">&lt;section&gt;</text:span>. Pada contoh di bawah ini, elemen &lt;header&gt; digunakan untuk menampilkan nama situs dan navigasi utama.</text:p>
                    </text:list-item>
                    <text:list-item>
                      <text:p text:style-name="P155"><text:span text:style-name="T71">Footer</text:span>: catatan kaki pada sebuah elemen <text:span text:style-name="T71">&lt;article&gt;</text:span> atau <text:span text:style-name="T71">&lt;section&gt;</text:span>. Selain itu, elemen &lt;footer&gt; digunakan sebagai informasi hak cipta.</text:p>
                    </text:list-item>
                    <text:list-item>
                      <text:p text:style-name="P155">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1">&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5">Perlu kita ketahui bahwa elemen &lt;header&gt; dan &lt;footer&gt; tidak boleh ditulis di dalam elemen &lt;header&gt; dan &lt;footer&gt; lainnya (bertumpuk/nested).</text:p>
                    </text:list-item>
                    <text:list-item>
                      <text:p text:style-name="P57"><text:span text:style-name="T71">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1">lebih</text:span> <text:span text:style-name="T71">dari</text:span> <text:span text:style-name="T71">satu</text:span> pada berkas HTML.</text:p>
                    </text:list-item>
                    <text:list-item>
                      <text:p text:style-name="P57"><text:span text:style-name="T71">Nav</text:span>: Elemen &lt;<text:span text:style-name="T71">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1">tidak</text:span> <text:span text:style-name="T71">perlu</text:span> <text:span text:style-name="T71">menggunakan</text:span> <text:span text:style-name="T71">elemen &lt;nav&gt; untuk</text:span> <text:span text:style-name="T71">menampilkannya</text:span>.</text:p>
                    </text:list-item>
                  </text:list>
                </text:list-item>
                <text:list-item>
                  <text:p text:style-name="P57">Semantic HTML: Article, Aside, dan Section</text:p>
                  <text:list>
                    <text:list-item>
                      <text:p text:style-name="P156"><text:span text:style-name="T43">Article</text:span><text:span text:style-name="T13">: </text:span>Elemen &lt;<text:span text:style-name="T71">article</text:span>&gt; bertindak sebagai <text:span text:style-name="Emphasis"><text:span text:style-name="T71">container</text:span></text:span> untuk <text:span text:style-name="Emphasis"><text:span text:style-name="T71">independent</text:span></text:span><text:span text:style-name="Emphasis"> </text:span><text:span text:style-name="Emphasis"><text:span text:style-name="T71">content</text:span></text:span> pada sebuah halaman, artinya <text:span text:style-name="T71">konten</text:span> <text:span text:style-name="T71">utuh</text:span> yang <text:span text:style-name="T71">tidak</text:span> <text:span text:style-name="T71">terkait</text:span> <text:span text:style-name="T71">dengan</text:span> <text:span text:style-name="T71">konten</text:span> <text:span text:style-name="T71">lain</text:span>, bisa saja sebuah artikel blog, komentar, forum post dan konten lainnya. Jika dalam sebuah halaman terdapat <text:span text:style-name="T71">beberapa</text:span> <text:span text:style-name="T71">artikel</text:span>, <text:span text:style-name="T71">tiap</text:span> <text:span text:style-name="T71">artikel</text:span> tersebut <text:span text:style-name="T71">seharusnya</text:span> berada pada <text:span text:style-name="T71">elemen</text:span> &lt;<text:span text:style-name="T71">article</text:span>&gt;-nya <text:span text:style-name="T71">masing</text:span>-<text:span text:style-name="T71">masing</text:span>. Elemen &lt;article&gt; dapat berada pada elemen &lt;article&gt; lainnya (<text:span text:style-name="T71">nested</text:span>) selama <text:span text:style-name="T71">artikel</text:span> tersebut <text:span text:style-name="T71">berkaitan</text:span> <text:span text:style-name="T71">dengan</text:span> <text:span text:style-name="T71">induk</text:span> <text:span text:style-name="T71">elemen</text:span> &lt;<text:span text:style-name="T71">article</text:span>&gt; yang <text:span text:style-name="T71">menampungnya</text:span>.</text:p>
                    </text:list-item>
                    <text:list-item>
                      <text:p text:style-name="P156"><text:span text:style-name="T106">Aside: </text:span>Ketika elemen ini ditempatkan di <text:span text:style-name="T71">dalam</text:span> <text:span text:style-name="T71">elemen</text:span> &lt;<text:span text:style-name="T71">article</text:span>&gt;, elemen ini dapat berisi informasi yang <text:span text:style-name="T71">berhubungan</text:span> dengan artikel tersebut, tetapi bukan bagian dari konten artikelnya itu sendiri (<text:span text:style-name="T71">dipisahkan</text:span> dari konten utama).  Ketika ditempatkan di <text:span text:style-name="T71">luar</text:span> <text:span text:style-name="T71">elemen</text:span> &lt;article&gt;, elemen ini dapat berisi informasi yang berhubungan pada <text:span text:style-name="T71">keseluruhan</text:span> <text:span text:style-name="T71">halaman</text:span>.</text:p>
                    </text:list-item>
                    <text:list-item>
                      <text:p text:style-name="P156"><text:span text:style-name="T77">Section</text:span><text:span text:style-name="T106">: </text:span>Sebuah elemen yang memiliki <text:span text:style-name="T71">kesamaan</text:span> <text:span text:style-name="T71">konten</text:span> dan <text:span text:style-name="T71">sebuah</text:span> <text:span text:style-name="Emphasis"><text:span text:style-name="T71">heading</text:span></text:span> di dalamnya dapat dikelompokkan dengan menggunakan elemen &lt;<text:span text:style-name="T71">section</text:span>&gt;. Dengan begitu elemen ini dapat digunakan pada sebuah <text:span text:style-name="T71">elemen</text:span> &lt;<text:span text:style-name="T71">article</text:span>&gt; yang memiliki <text:span text:style-name="T71">konten</text:span> <text:span text:style-name="T71">panjang</text:span> dan <text:span text:style-name="T71">berpotensi</text:span> untuk <text:span text:style-name="T71">dikelompokkan</text:span>.</text:p>
                    </text:list-item>
                  </text:list>
                </text:list-item>
                <text:list-item>
                  <text:p text:style-name="P58">Generic Element</text:p>
                  <text:list>
                    <text:list-item>
                      <text:p text:style-name="P156"><text:span text:style-name="T43">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56"><text:soft-page-break/><text:span text:style-name="T77">Span</text:span><text:span text:style-name="T106">: </text:span>Sederhananya, &lt;<text:span text:style-name="T71">span</text:span>&gt; merupakan sebuah &lt;div&gt; yang digunakan dalam sebuah <text:span text:style-name="T71">baris</text:span> <text:span text:style-name="T71">teks</text:span> yang dapat <text:span text:style-name="T71">diwadahi</text:span> oleh <text:span text:style-name="Emphasis">paragraf</text:span>, <text:span text:style-name="Emphasis">list</text:span><text:span text:style-name="Strong_20_Emphasis">,</text:span> <text:span text:style-name="Emphasis">heading</text:span>, atau lainnya. Mari kita ambil contoh. <text:span text:style-name="T71">Tidak</text:span> <text:span text:style-name="T71">ada</text:span> <text:span text:style-name="T71">elemen</text:span> <text:span text:style-name="T71">pada </text:span><text:span text:style-name="Emphasis"><text:span text:style-name="T71">inline</text:span></text:span><text:span text:style-name="Emphasis"> </text:span><text:span text:style-name="Emphasis"><text:span text:style-name="T71">element</text:span></text:span> yang memiliki arti untuk <text:span text:style-name="T71">menampung</text:span> sebuah informasi telepon. Oleh karena itu, tiap item pada nomor telepon bisa ditampung dalam elemen &lt;<text:span text:style-name="T71">span</text:span>&gt; dan diklasifikasikan (menggunakan atribut class) dengan nilai “<text:span text:style-name="T71">phone</text:span>”. Contoh lainnya, kita juga bisa gunakan elemen &lt;<text:span text:style-name="T71">span</text:span>&gt; dalam sebuah paragraf.</text:p>
                    </text:list-item>
                    <text:list-item>
                      <text:p text:style-name="P58"/>
                    </text:list-item>
                  </text:list>
                </text:list-item>
                <text:list-item>
                  <text:p text:style-name="P59">Pengantar Latihan: Mengorganisasi Konten pada Halaman Profil</text:p>
                </text:list-item>
                <text:list-item>
                  <text:p text:style-name="P59">Latihan: Menetapkan Elemen Header, Main, Footer di Halaman Profil</text:p>
                  <text:list>
                    <text:list-item>
                      <text:p text:style-name="P59">Berikut adalah alur latihan kali ini.</text:p>
                    </text:list-item>
                  </text:list>
                </text:list-item>
              </text:list>
            </text:list-item>
          </text:list>
        </text:list-item>
      </text:list>
      <text:list xml:id="list3089989964" text:style-name="Numbering_20_123">
        <text:list-item>
          <text:list>
            <text:list-item>
              <text:list>
                <text:list-item>
                  <text:list>
                    <text:list-item>
                      <text:p text:style-name="P202">Membuka hasil latihan terakhir dengan VSCode.</text:p>
                    </text:list-item>
                    <text:list-item>
                      <text:p text:style-name="P202">Membungkus judul halaman beserta deskripsinya dan daftar navigasi dengan elemen header.</text:p>
                    </text:list-item>
                    <text:list-item>
                      <text:p text:style-name="P202">Membungkus teks hak cipta dengan elemen footer.</text:p>
                    </text:list-item>
                    <text:list-item>
                      <text:p text:style-name="P202">Membungkus konten utama dengan elemen main.</text:p>
                    </text:list-item>
                    <text:list-item>
                      <text:p text:style-name="P201">Menjalankan dokumen HTML pada browser.</text:p>
                    </text:list-item>
                  </text:list>
                </text:list-item>
              </text:list>
            </text:list-item>
          </text:list>
        </text:list-item>
      </text:list>
      <text:list xml:id="list173720790438363" text:continue-list="list3955852201" text:style-name="L21">
        <text:list-item>
          <text:list>
            <text:list-item>
              <text:list>
                <text:list-item>
                  <text:list>
                    <text:list-item>
                      <text:p text:style-name="P59"/>
                    </text:list-item>
                  </text:list>
                </text:list-item>
                <text:list-item>
                  <text:p text:style-name="P60">Latihan: Menerapkan Elemen Div, Aside, Article, dan Section di Halaman Profil</text:p>
                  <text:list>
                    <text:list-item>
                      <text:p text:style-name="P60">Bagian Besar Semantic: <text:span text:style-name="T71">Header</text:span>, <text:span text:style-name="T71">Main</text:span>, <text:span text:style-name="T71">Footer</text:span></text:p>
                    </text:list-item>
                    <text:list-item>
                      <text:p text:style-name="P130">Berikut adalah alur latihan kali ini.</text:p>
                    </text:list-item>
                  </text:list>
                </text:list-item>
              </text:list>
            </text:list-item>
          </text:list>
        </text:list-item>
      </text:list>
      <text:list xml:id="list173721992228199" text:continue-list="list3089989964" text:style-name="Numbering_20_123">
        <text:list-item>
          <text:list>
            <text:list-item>
              <text:list>
                <text:list-item>
                  <text:list>
                    <text:list-item>
                      <text:list>
                        <text:list-item>
                          <text:p text:style-name="P202">Membuka hasil latihan terakhir dengan VSCode.</text:p>
                        </text:list-item>
                        <text:list-item>
                          <text:p text:style-name="P202">Membagi konten utama dengan elemen &lt;article&gt;.</text:p>
                        </text:list-item>
                        <text:list-item>
                          <text:p text:style-name="P202">Membungkus konten wisata menjadi beberapa bagian.</text:p>
                        </text:list-item>
                        <text:list-item>
                          <text:p text:style-name="P201">Menjalankan dokumen HTML pada browser.</text:p>
                        </text:list-item>
                      </text:list>
                    </text:list-item>
                  </text:list>
                </text:list-item>
              </text:list>
            </text:list-item>
          </text:list>
        </text:list-item>
      </text:list>
      <text:list xml:id="list173721736617973" text:continue-list="list173720790438363" text:style-name="L21">
        <text:list-item>
          <text:list>
            <text:list-item>
              <text:list>
                <text:list-item>
                  <text:list>
                    <text:list-item>
                      <text:p text:style-name="P60"><text:span text:style-name="T98">Dengan begitu, konten elemen &lt;main&gt; terbagi menjadi dua, yaitu elemen &lt;div&gt; dan &lt;aside&gt;. Selanjutnya, kita mulai kelompokkan konten lebih detail lagi pada elemen &lt;div&gt;. Jadi, silakan </text:span><text:span text:style-name="Strong_20_Emphasis"><text:span text:style-name="T95">fokus</text:span></text:span><text:span text:style-name="T98"> saja pada elemen tersebut untuk langkah selanjutnya.</text:span></text:p>
                    </text:list-item>
                  </text:list>
                </text:list-item>
                <text:list-item>
                  <text:p text:style-name="P61">Tabel</text:p>
                  <text:list>
                    <text:list-item>
                      <text:p text:style-name="P61">Hal yang perlu kita ingat lagi, seluruh konten atau data dituliskan pada elemen &lt;td&gt; ataupun &lt;th&gt;. Kita bisa memberikan konten apa saja di dalamnya, seperti teks, gambar, atau bahkan sebuah tabel lainnya.</text:p>
                    </text:list-item>
                  </text:list>
                </text:list-item>
                <text:list-item>
                  <text:p text:style-name="P61">Spanning Cell</text:p>
                  <text:list>
                    <text:list-item>
                      <text:p text:style-name="P62">Mergeing cell == Spanning cell</text:p>
                    </text:list-item>
                  </text:list>
                </text:list-item>
                <text:list-item>
                  <text:p text:style-name="P62">Elemen dan Atribut pada Tabel</text:p>
                  <text:list>
                    <text:list-item>
                      <text:p text:style-name="P62"/>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73721874004944" text:continue-numbering="true" text:style-name="L21">
        <text:list-item>
          <text:list>
            <text:list-item>
              <text:list>
                <text:list-item>
                  <text:list>
                    <text:list-item>
                      <text:p text:style-name="P62"/>
                    </text:list-item>
                  </text:list>
                </text:list-item>
                <text:list-item>
                  <text:p text:style-name="P62">Latihan: Menerapkan Elemen Tabel pada Halaman Profil</text:p>
                  <text:list>
                    <text:list-item>
                      <text:p text:style-name="P62">Berikut adalah alur latihan kali ini.</text:p>
                    </text:list-item>
                  </text:list>
                </text:list-item>
              </text:list>
            </text:list-item>
          </text:list>
        </text:list-item>
      </text:list>
      <text:list xml:id="list1544791249" text:style-name="Numbering_20_ABC">
        <text:list-item>
          <text:list>
            <text:list-item>
              <text:list>
                <text:list-item>
                  <text:list>
                    <text:list-item>
                      <text:p text:style-name="P204">Membuka hasil latihan terakhir dengan VSCode.</text:p>
                    </text:list-item>
                    <text:list-item>
                      <text:p text:style-name="P204">Membungkus elemen-elemen yang ada saat ini dengan &lt;header&gt;.</text:p>
                    </text:list-item>
                    <text:list-item>
                      <text:p text:style-name="P204">Menambahkan konten-konten baru dengan elemen &lt;section&gt;.</text:p>
                    </text:list-item>
                    <text:list-item>
                      <text:p text:style-name="P204">Menampilkan konten-konten yang baru dengan elemen &lt;table&gt;.</text:p>
                    </text:list-item>
                    <text:list-item>
                      <text:p text:style-name="P203">Menjalankan dokumen HTML pada browser.</text:p>
                    </text:list-item>
                  </text:list>
                </text:list-item>
              </text:list>
            </text:list-item>
          </text:list>
        </text:list-item>
      </text:list>
      <text:list xml:id="list173721673358200" text:continue-list="list2581881806" text:style-name="L20">
        <text:list-item>
          <text:list>
            <text:list-header>
              <text:p text:style-name="P157"><text:soft-page-break/></text:p>
            </text:list-header>
          </text:list>
        </text:list-item>
      </text:list>
      <text:list xml:id="list173721451363253" text:continue-list="list173721220683722" text:style-name="L3">
        <text:list-item>
          <text:p text:style-name="P63">Rabu, 18 September 2024 (13:18)</text:p>
        </text:list-item>
      </text:list>
      <text:list xml:id="list2192543469" text:style-name="List_20_1">
        <text:list-item>
          <text:list>
            <text:list-item>
              <text:p text:style-name="P64"><text:s/>Pendalaman HTML</text:p>
            </text:list-item>
          </text:list>
        </text:list-item>
      </text:list>
      <text:list xml:id="list173721897191407" text:continue-list="list173721992228199" text:style-name="Numbering_20_123">
        <text:list-item>
          <text:list>
            <text:list-item>
              <text:list>
                <text:list-item>
                  <text:list>
                    <text:list-item>
                      <text:list>
                        <text:list-item>
                          <text:list>
                            <text:list-item>
                              <text:p text:style-name="P65"><text:s/>Input User</text:p>
                            </text:list-item>
                          </text:list>
                        </text:list-item>
                      </text:list>
                    </text:list-item>
                  </text:list>
                </text:list-item>
              </text:list>
            </text:list-item>
          </text:list>
        </text:list-item>
      </text:list>
      <text:list xml:id="list296475694" text:style-name="L22">
        <text:list-item>
          <text:list>
            <text:list-item>
              <text:list>
                <text:list-item>
                  <text:list>
                    <text:list-item>
                      <text:list>
                        <text:list-item>
                          <text:list>
                            <text:list-item>
                              <text:list>
                                <text:list-item>
                                  <text:list>
                                    <text:list-item>
                                      <text:p text:style-name="P67">dari sekian tipe input, masing-masingnya juga didukung oleh atribut khusus sehingga pembuatan formulir semakin <text:span text:style-name="Emphasis">powerful</text:span>.</text:p>
                                    </text:list-item>
                                    <text:list-item>
                                      <text:h text:style-name="P18" text:outline-level="3">Input Element, Non-Single Line Input Element, Label Element</text:h>
                                    </text:list-item>
                                  </text:list>
                                </text:list-item>
                              </text:list>
                            </text:list-item>
                          </text:list>
                        </text:list-item>
                      </text:list>
                    </text:list-item>
                  </text:list>
                </text:list-item>
              </text:list>
            </text:list-item>
          </text:list>
        </text:list-item>
      </text:list>
      <text:list xml:id="list173722212917623" text:continue-list="list173721897191407" text:style-name="Numbering_20_123">
        <text:list-item>
          <text:list>
            <text:list-item>
              <text:list>
                <text:list-item>
                  <text:list>
                    <text:list-item>
                      <text:list>
                        <text:list-item>
                          <text:list>
                            <text:list-item>
                              <text:p text:style-name="P66"><text:s/>Atribut pada elemen input</text:p>
                              <text:list>
                                <text:list-item>
                                  <text:list>
                                    <text:list-item>
                                      <text:p text:style-name="P68">placeholder, required</text:p>
                                    </text:list-item>
                                    <text:list-item>
                                      <text:p text:style-name="P69">Tidak hanya memberikan fitur lebih, beberapa atribut lainnya dapat mengaktifkan proses validasi terhadap data yang dimasukkan user, seperti required, pattern, max, maxlength, dsb.</text:p>
                                    </text:list-item>
                                  </text:list>
                                </text:list-item>
                              </text:list>
                            </text:list-item>
                            <text:list-item>
                              <text:p text:style-name="P66"><text:s/><text:span text:style-name="T107">Mengirim Data Formulir</text:span></text:p>
                              <text:list>
                                <text:list-item>
                                  <text:p text:style-name="P158"><text:span text:style-name="T14">Dalam mengirimkan data ke server, kita wajib menerapkan atribut </text:span><text:span text:style-name="T69">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59"><text:span text:style-name="T107">Cara Membawa Data Formulir; </text:span>Ada dua atribut: action dan method.</text:p>
                                </text:list-item>
                                <text:list-item>
                                  <text:p text:style-name="P159"><text:span text:style-name="T107">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7">Absolut: </text:span>&lt;form action="<text:a xlink:type="simple" xlink:href="https://example.com/jalur/ke/alamat/destinasi" text:style-name="Internet_20_link" text:visited-style-name="Visited_20_Internet_20_Link">https://example.com/jalur/ke/alamat/destinasi</text:a>"&gt;;;; <text:span text:style-name="T107">Relative: </text:span>&lt;form action="/jalur/ke/alamat/destinasi"&gt;</text:p>
                                </text:list-item>
                                <text:list-item>
                                  <text:p text:style-name="P159"><text:span text:style-name="T107">Method </text:span><text:span text:style-name="T78">Get</text:span><text:span text:style-name="T107">::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1">GET</text:span> akan kosong. Hal ini karena setiap data yang dikirimkan akan diletakkan dalam URL parameters. Sebab ada beberapa kolom input yang tersedia, setiap pasangan key dan value akan dipisahkan dengan karakter ampersand (&amp;).</text:p>
                                </text:list-item>
                                <text:list-item>
                                  <text:p text:style-name="P160"><text:span text:style-name="T108">Method </text:span><text:span text:style-name="T79">POST</text:span><text:span text:style-name="T108">: </text:span>Jika metode <text:span text:style-name="T71">GET</text:span> <text:span text:style-name="T71">tidak</text:span> <text:span text:style-name="T71">memiliki</text:span> <text:span text:style-name="T71">body</text:span> <text:span text:style-name="T71">request</text:span> dan menyebabkan data-data diletakkan <text:span text:style-name="T71">dalam</text:span> <text:span text:style-name="T71">URL</text:span> parameters, metode <text:span text:style-name="T71">POST</text:span> akan berperilaku sebaliknya. Maksudnya, setiap data <text:span text:style-name="T71">tidak</text:span> <text:span text:style-name="T71">akan</text:span> berada pada <text:span text:style-name="T71">URL</text:span>, tetapi mereka akan diletakkan dalam <text:span text:style-name="T71">body</text:span> <text:span text:style-name="T71">request</text:span>.</text:p>
                                </text:list-item>
                              </text:list>
                            </text:list-item>
                          </text:list>
                        </text:list-item>
                      </text:list>
                    </text:list-item>
                  </text:list>
                </text:list-item>
              </text:list>
            </text:list-item>
          </text:list>
        </text:list-item>
      </text:list>
      <text:p text:style-name="P3"/>
      <text:list xml:id="list173720354407012" text:continue-numbering="true" text:style-name="Numbering_20_123">
        <text:list-item>
          <text:list>
            <text:list-item>
              <text:list>
                <text:list-item>
                  <text:list>
                    <text:list-item>
                      <text:list>
                        <text:list-item>
                          <text:list>
                            <text:list-item>
                              <text:p text:style-name="P70"><text:soft-page-break/><text:s/><text:span text:style-name="T108">Special Character</text:span></text:p>
                              <text:list>
                                <text:list-item>
                                  <text:p text:style-name="P71">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1"/>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0">™</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73720875040086" text:continue-numbering="true" text:style-name="Numbering_20_123">
        <text:list-item>
          <text:list>
            <text:list-item>
              <text:list>
                <text:list-item>
                  <text:list>
                    <text:list-item>
                      <text:list>
                        <text:list-item>
                          <text:list>
                            <text:list-item>
                              <text:list>
                                <text:list-item>
                                  <text:p text:style-name="P71"/>
                                </text:list-item>
                              </text:list>
                            </text:list-item>
                            <text:list-item>
                              <text:p text:style-name="P72">Rangkuman Pendalaman HTML</text:p>
                              <text:list>
                                <text:list-item>
                                  <text:p text:style-name="P73">Jika pada konten kita memiliki sebuah kutipan ataupun sebuah testimonial, kita dapat gunakan format <text:span text:style-name="Emphasis"><text:span text:style-name="T71">long</text:span></text:span><text:span text:style-name="Emphasis"> </text:span><text:span text:style-name="Emphasis"><text:span text:style-name="T71">quotations</text:span></text:span> dengan menggunakan tags &lt;blockquote&gt;. Konten di dalam elemen &lt;<text:span text:style-name="T71">blockquote</text:span>&gt; dapat berupa sebuah paragraf, heading, ataupun list.</text:p>
                                </text:list-item>
                                <text:list-item>
                                  <text:h text:style-name="P20" text:outline-level="4"><text:span text:style-name="T44">Short</text:span><text:span text:style-name="T15"> </text:span><text:span text:style-name="T44">Quotations</text:span><text:span text:style-name="T15">; Gunakan elemen </text:span><text:span text:style-name="T44">&lt;q&gt;</text:span><text:span text:style-name="T15"> untuk menandai sebuah kutipan dalam sebuah teks. Elemen ini berbeda dengan &lt;blockquote&gt;. Elemen ini digunakan untuk kutipan pendek yang terletak di dalam baris (</text:span><text:span text:style-name="Emphasis"><text:span text:style-name="T59">inline</text:span></text:span><text:span text:style-name="T15">).</text:span></text:h>
                                </text:list-item>
                                <text:list-item>
                                  <text:p text:style-name="P74">Selain sebuah atribut, &lt;<text:span text:style-name="T71">cite</text:span>&gt; juga merupakan sebuah elemen yang digunakan untuk sebuah rujukan pada sebuah dokumen, contohnya sebuah buku, majalah, artikel, dan lainnya.</text:p>
                                </text:list-item>
                                <text:list-item>
                                  <text:p text:style-name="P74">Elemen &lt;<text:span text:style-name="T71">dfn</text:span>&gt; digunakan ketika mendefinisikan sebuah istilah (<text:span text:style-name="Emphasis">term</text:span>). Elemen ini harus terletak pada elemen lain yang menaunginya. Contohnya pada sebuah elemen &lt;p&gt; atau elemen &lt;section&gt;.</text:p>
                                </text:list-item>
                                <text:list-item>
                                  <text:h text:style-name="P20" text:outline-level="4"><text:span text:style-name="T44">Highlighted</text:span><text:span text:style-name="T15"> Text </text:span><text:span text:style-name="T95">Untuk menandai atau menyorot sebuah teks kita bisa menggunakan elemen &lt;</text:span><text:span text:style-name="T71">mark</text:span><text:span text:style-name="T95">&gt;.</text:span></text:h>
                                </text:list-item>
                              </text:list>
                            </text:list-item>
                            <text:list-item>
                              <text:p text:style-name="P75">Kuis: Pendalaman HTML</text:p>
                              <text:p text:style-name="P75"/>
                            </text:list-item>
                          </text:list>
                        </text:list-item>
                      </text:list>
                    </text:list-item>
                  </text:list>
                </text:list-item>
              </text:list>
            </text:list-item>
          </text:list>
        </text:list-item>
      </text:list>
      <text:list xml:id="list2446805197" text:style-name="L23">
        <text:list-item>
          <text:p text:style-name="P76">Pengenalan CSS</text:p>
        </text:list-item>
      </text:list>
      <text:list xml:id="list2297280966" text:style-name="L24">
        <text:list-item>
          <text:p text:style-name="P77">Pengantar Pengenalan CSS</text:p>
        </text:list-item>
      </text:list>
      <text:list xml:id="list3376321745" text:style-name="L25">
        <text:list-item>
          <text:p text:style-name="P79">CSS hanya sebuah <text:span text:style-name="Emphasis">declarative language</text:span> yang digunakan untuk mendeklarasikan suatu nilai yang nantinya digunakan untuk mengatur tampilan sebuah elemen HTML pada browser. </text:p>
        </text:list-item>
      </text:list>
      <text:list xml:id="list173720299619367" text:continue-list="list2297280966" text:style-name="L24">
        <text:list-item>
          <text:p text:style-name="P78"><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78">Memberi Markup pada Dokumen HTML</text:p>
        </text:list-item>
        <text:list-item>
          <text:p text:style-name="P78">Menulis Aturan Styling</text:p>
        </text:list-item>
        <text:list-item>
          <text:p text:style-name="P80"><text:soft-page-break/>Melampirkan Styling pada Dokumen HTML</text:p>
        </text:list-item>
      </text:list>
      <text:list xml:id="list3769345069" text:style-name="L26">
        <text:list-item>
          <text:h text:style-name="P19" text:outline-level="3"><text:span text:style-name="T16">External Style Sheet: Pada elemen &lt;link&gt; tersebut, kita tetapkan berkas CSS yang digunakan dengan menggunakan atribut href</text:span><text:span text:style-name="Strong_20_Emphasis"><text:span text:style-name="T55"> </text:span></text:span><text:span text:style-name="T16">dan beri nilai “stylesheet” pada atribut rel sebagai </text:span><text:span text:style-name="Emphasis"><text:span text:style-name="T60">relationship</text:span></text:span><text:span text:style-name="T16"> (hubungan) antara berkas </text:span><text:span text:style-name="Strong_20_Emphasis"><text:span text:style-name="T55">style.css</text:span></text:span><text:span text:style-name="T16"> dengan dokumen HTML. </text:span><text:span text:style-name="T18">Nama berkas yang mengandung “min.css” adalah penamaan format berkas CSS yang sudah di-minify atau diminimalkan dengan </text:span><text:span text:style-name="T45">menghilangkan</text:span><text:span text:style-name="T18"> </text:span><text:span text:style-name="T45">white</text:span><text:span text:style-name="T18"> </text:span><text:span text:style-name="T45">space</text:span><text:span text:style-name="T18"> yang tidak digunakan.</text:span></text:h>
        </text:list-item>
        <text:list-item>
          <text:p text:style-name="P81">Embeded Style Sheet</text:p>
        </text:list-item>
        <text:list-item>
          <text:p text:style-name="P161"><text:span text:style-name="T23">Inline Style: </text:span><text:span text:style-name="Emphasis">Inline Style</text:span> adalah styling yang diterapkan secara langsung pada elemen HTML dengan menggunakan atribut <text:span text:style-name="T91">style</text:span>. <text:span text:style-name="Emphasis">Yap</text:span>, ini tidak berbeda dengan atribut yang telah kita pelajari sebelumnya.</text:p>
        </text:list-item>
      </text:list>
      <text:list xml:id="list173721389532701" text:continue-list="list173720299619367" text:style-name="L24">
        <text:list-item>
          <text:p text:style-name="P80">Pengantar Latihan: Menerapkan Styling Dasar pada Halaman Profil</text:p>
        </text:list-item>
        <text:list-item>
          <text:p text:style-name="P80">Latihan: Styling untuk Halaman Profil</text:p>
        </text:list-item>
        <text:list-item>
          <text:p text:style-name="P82">Latihan: Menulis Rules pada Berkas CSS</text:p>
        </text:list-item>
        <text:list-item>
          <text:p text:style-name="P83">Latihan: Menghubungkan Berkas CSS dengan Halaman Profil</text:p>
        </text:list-item>
        <text:list-item>
          <text:p text:style-name="P83">CSS Conception</text:p>
          <text:list>
            <text:list-item>
              <text:p text:style-name="P162"><text:span text:style-name="T46">Inheritance</text:span><text:span text:style-name="T24"> :: </text:span>CSS rules<text:span text:style-name="Emphasis"> </text:span>yang ditetapkan untuk elemen &lt;body&gt; akan diterapkan pada seluruh child-elements secara otomatis.</text:p>
            </text:list-item>
            <text:list-item>
              <text:p text:style-name="P84"><text:span text:style-name="T71">Group</text:span> <text:span text:style-name="T71">Selector</text:span> :: h2, h3 {</text:p>
            </text:list-item>
            <text:list-item>
              <text:p text:style-name="P84"><text:s text:c="2"/>color: #00A2C6;</text:p>
            </text:list-item>
            <text:list-item>
              <text:p text:style-name="P84">}</text:p>
            </text:list-item>
            <text:list-item>
              <text:p text:style-name="P163"><text:span text:style-name="T46">Rule Order/cascding/mengalir:: </text:span><text:span text:style-name="T19">Kode yang bawah Meninpa kode yang atas. </text:span><text:span text:style-name="T95">Namun, kita bisa membuat sebuah </text:span><text:span text:style-name="Strong_20_Emphasis">property styling</text:span><text:span text:style-name="T95"> agar dianggap penting oleh browser untuk diterapkan dan urutan tidak diperhatikan. Kita bisa menambahkan </text:span><text:span text:style-name="Emphasis"><text:span text:style-name="T95">keyword</text:span></text:span><text:span text:style-name="T95"> </text:span><text:span text:style-name="T92">!important</text:span><text:span text:style-name="T95"> pada akhir nilai propertinya</text:span><text:span text:style-name="T19">.</text:span></text:p>
            </text:list-item>
          </text:list>
        </text:list-item>
        <text:list-item>
          <text:p text:style-name="P83">Rangkuman Pengenalan CSS</text:p>
        </text:list-item>
        <text:list-item>
          <text:p text:style-name="P85">Kuis: Pengenalan CSS</text:p>
        </text:list-item>
      </text:list>
      <text:p text:style-name="P15"/>
      <text:list xml:id="list173721560595016" text:continue-list="list173720875040086" text:style-name="Numbering_20_123">
        <text:list-item>
          <text:p text:style-name="P86">Kamis, 19 September 2024</text:p>
        </text:list-item>
      </text:list>
      <text:list xml:id="list373617651" text:style-name="L27">
        <text:list-item>
          <text:p text:style-name="P87">Pendalaman CSS</text:p>
          <text:list>
            <text:list-item>
              <text:p text:style-name="P89">Pengantar Pendalaman CSS</text:p>
              <text:list>
                <text:list-item>
                  <text:p text:style-name="P90"/>
                </text:list-item>
              </text:list>
            </text:list-item>
            <text:list-item>
              <text:p text:style-name="P91">Selector Dasar: Type Selector, dan Class Selector</text:p>
              <text:list>
                <text:list-item>
                  <text:p text:style-name="P92"><text:soft-page-break/>Type selector(elemen, ex: span), class selector(.class, <text:span text:style-name="T109">p.fancy =&gt; elemen paragraf yang punya kelas fancy</text:span>)</text:p>
                </text:list-item>
              </text:list>
            </text:list-item>
            <text:list-item>
              <text:p text:style-name="P93">Selector Dasar: ID Selector, Attribute Selector, dan Universal Selector</text:p>
              <text:list>
                <text:list-item>
                  <text:p text:style-name="P94">ID Selector(#spesial). Hanya boleh 1 ID SAJA untuk satu elemen.</text:p>
                </text:list-item>
                <text:list-item>
                  <text:p text:style-name="P95">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73722273111242" text:continue-numbering="true" text:style-name="L27">
        <text:list-item>
          <text:list>
            <text:list-item>
              <text:list>
                <text:list-item>
                  <text:p text:style-name="P95">a[href*='insensitive' I] /* &lt;a&gt; element yang menerapkan nilai pada href yang mengandung teks "insensitive" tidak mementingkan huruf kapital*/</text:p>
                </text:list-item>
                <text:list-item>
                  <text:p text:style-name="P96">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7">Combinators: Adjacent Sibling Selector dan General Sibling Selector</text:p>
              <text:list>
                <text:list-item>
                  <text:p text:style-name="P164"><text:span text:style-name="T71">Adjacent</text:span> <text:span text:style-name="T71">Sibling</text:span> <text:span text:style-name="T71">Selector </text:span><text:span text:style-name="T80">(+)</text:span><text:span text:style-name="T82">{{</text:span><text:span text:style-name="T88">TEPAT</text:span><text:span text:style-name="T82"> SETELAH, SATU INDUK(BAPAK IBU), SATU LEVEL}}</text:span> terdiri dari <text:span text:style-name="T71">dua</text:span> <text:span text:style-name="T71">buah</text:span> target elemen, tetapi hanya elemen <text:span text:style-name="T71">kedua</text:span> yang menerapkan rule selama elemen tersebut dituliskan langsung <text:span text:style-name="T71">setelah</text:span> <text:span text:style-name="T71">elemen</text:span> <text:span text:style-name="T71">pertama</text:span> pada berkas HTML. Selain itu, kedua elemen tersebut harus berada dalam <text:span text:style-name="T71">induk</text:span> <text:span text:style-name="T71">elemen</text:span> yang <text:span text:style-name="T71">sama</text:span>. Pada contoh di atas, rule akan diterapkan pada elemen <text:span text:style-name="T71">paragraf</text:span> yang berada <text:span text:style-name="T71">tepat</text:span> <text:span text:style-name="T71">setelah</text:span> elemen <text:span text:style-name="T71">gambar</text:span>. Berikut contoh penerapannya.</text:p>
                </text:list-item>
                <text:list-item>
                  <text:p text:style-name="P165"><text:span text:style-name="T80">General</text:span><text:span text:style-name="T110"> </text:span><text:span text:style-name="T80">Sibling</text:span><text:span text:style-name="T110"> </text:span><text:span text:style-name="T80">Selector</text:span><text:span text:style-name="T110"> </text:span><text:span text:style-name="T80">(~)</text:span><text:span text:style-name="T82">{{SETELAH, SATU INDUK(BAPAK IBU), SATU LEVEL}}</text:span><text:span text:style-name="T110"> </text:span><text:span text:style-name="T95">tetapi rules akan diterapkan pada </text:span><text:span text:style-name="T71">seluruh</text:span><text:span text:style-name="T95"> </text:span><text:span text:style-name="T71">elemen</text:span><text:span text:style-name="T95"> </text:span><text:span text:style-name="T71">kedua</text:span><text:span text:style-name="T95"> yang berada </text:span><text:span text:style-name="T71">setelah</text:span><text:span text:style-name="T95"> </text:span><text:span text:style-name="T71">elemen</text:span><text:span text:style-name="T95"> </text:span><text:span text:style-name="T71">pertama</text:span><text:span text:style-name="T95"> selama masih memiliki </text:span><text:span text:style-name="T71">induk</text:span><text:span text:style-name="T95"> yang </text:span><text:span text:style-name="T71">sama</text:span><text:span text:style-name="T95">, walaupun posisi dari elemen kedua </text:span><text:span text:style-name="T71">tidak</text:span><text:span text:style-name="T95"> </text:span><text:span text:style-name="T71">berada</text:span><text:span text:style-name="T95"> </text:span><text:span text:style-name="T71">tepat</text:span><text:span text:style-name="T95"> </text:span><text:span text:style-name="T71">setelahnya</text:span><text:span text:style-name="T95">. General Sibling Selector menggunakan simbol tilda (~) untuk menetapkan elemennya. Biasanya karakter ini berada di tombol keyboard sebelah kiri tombol angka “1”.</text:span></text:p>
                </text:list-item>
              </text:list>
            </text:list-item>
            <text:list-item>
              <text:p text:style-name="P98"><text:soft-page-break/>Combinators: Child Selector dan Descendant Selector</text:p>
              <text:list>
                <text:list-item>
                  <text:p text:style-name="P166"><text:span text:style-name="T47">Child</text:span><text:span text:style-name="T25"> </text:span><text:span text:style-name="T47">Selector</text:span><text:span text:style-name="T25"> menggabungkan dua buah basic selector dengan menggunakan </text:span><text:span text:style-name="T47">tanda </text:span><text:span text:style-name="Emphasis"><text:span text:style-name="T65">greater</text:span></text:span><text:span text:style-name="Emphasis"><text:span text:style-name="T61"> </text:span></text:span><text:span text:style-name="Emphasis"><text:span text:style-name="T65">than</text:span></text:span><text:span text:style-name="T25"> </text:span><text:span text:style-name="T47">(&gt;)</text:span><text:span text:style-name="T25"> di antara basic selectornya. </text:span>Sebagaimana contoh di atas, CSS rule akan diterapkan pada seluruh elemen <text:span text:style-name="T71">paragraf</text:span> yang berada dalam elemen <text:span text:style-name="T71">div </text:span><text:span text:style-name="Strong_20_Emphasis"><text:span text:style-name="T71">secara</text:span></text:span><text:span text:style-name="Strong_20_Emphasis"> langsung</text:span><text:span text:style-name="Strong_20_Emphasis"><text:span text:style-name="T112">(paragraf anak dari div)</text:span></text:span>. Dalam arti lain, elemen paragraf merupakan <text:span text:style-name="Strong_20_Emphasis"><text:span text:style-name="Emphasis">child</text:span></text:span> dari elemen div, <text:span text:style-name="T71">bukan</text:span> hanya sebuah turunannya<text:span text:style-name="T112">(cucu,buyut,dst)</text:span>.</text:p>
                </text:list-item>
                <text:list-item>
                  <text:p text:style-name="P166"><text:span text:style-name="T71">Descendant</text:span> <text:span text:style-name="T71">Selector</text:span> mirip seperti <text:span text:style-name="T71">child</text:span> <text:span text:style-name="T71">selector</text:span>, tetapi hierarkinya lebih luas karena rule akan diterapkan pada <text:span text:style-name="T71">seluruh</text:span> <text:span text:style-name="T71">elemen</text:span> yang menjadi <text:span text:style-name="T71">turunannya</text:span> walaupun <text:span text:style-name="T71">secara</text:span> <text:span text:style-name="T71">tidak</text:span> <text:span text:style-name="T71">langsung</text:span>. <text:span text:style-name="T71">Basic</text:span> <text:span text:style-name="T71">selector</text:span> <text:span text:style-name="T71">pertama</text:span> yang dituliskan pada selector ini menjadi <text:span text:style-name="T71">induknya</text:span> dan <text:span text:style-name="T71">basic</text:span> <text:span text:style-name="T71">selector</text:span> yang <text:span text:style-name="T71">kedua</text:span> akan <text:span text:style-name="T71">menerapkan</text:span> <text:span text:style-name="T71">rule</text:span>. Selector ini menggunakan <text:span text:style-name="T71">spasi</text:span> dalam menggabungkan <text:span text:style-name="T71">dua</text:span> <text:span text:style-name="T71">basic</text:span> <text:span text:style-name="T71">selector</text:span>. Contohnya sebagai berikut. Dalam contoh di atas, CSS rule akan diterapkan pada <text:span text:style-name="T71">seluruh</text:span> <text:span text:style-name="T71">elemen</text:span> <text:span text:style-name="T71">paragraf</text:span><text:span text:style-name="T111">(</text:span><text:span text:style-name="T81">anak</text:span><text:span text:style-name="T111">, </text:span><text:span text:style-name="T81">cucu</text:span><text:span text:style-name="T111">, </text:span><text:span text:style-name="T81">buyut</text:span><text:span text:style-name="T111">)</text:span> yang merupakan <text:span text:style-name="T71">turunan</text:span> dari elemen <text:span text:style-name="T71">div</text:span>.</text:p>
                </text:list-item>
              </text:list>
            </text:list-item>
            <text:list-item>
              <text:p text:style-name="P98"/>
            </text:list-item>
          </text:list>
        </text:list-item>
        <text:list-item>
          <text:p text:style-name="P88"><text:s/></text:p>
        </text:list-item>
      </text:list>
      <text:list xml:id="list173721828721093" text:continue-list="list173721560595016" text:style-name="Numbering_20_123">
        <text:list-item>
          <text:p text:style-name="P99">Jum’at, 20 September 2024</text:p>
        </text:list-item>
      </text:list>
      <text:list xml:id="list229144889" text:style-name="L28">
        <text:list-item>
          <text:list>
            <text:list-item>
              <text:p text:style-name="P100"><text:s/>Pendalaman CSS</text:p>
            </text:list-item>
          </text:list>
        </text:list-item>
      </text:list>
      <text:list xml:id="list2593638732" text:style-name="L29">
        <text:list-item>
          <text:list>
            <text:list-item>
              <text:list>
                <text:list-item>
                  <text:p text:style-name="P102">Pseudo Selector</text:p>
                  <text:list>
                    <text:list-item>
                      <text:p text:style-name="P167"><text:span text:style-name="T26">Pseudo-class Selector =&gt; untuk anchor:: link, visited, hover, actice. </text:span>Pseudo-class merupakan sebuah class “semu” yang sebenarnya ada pada tiap elemen HTML.</text:p>
                    </text:list-item>
                    <text:list-item>
                      <text:p text:style-name="P168"><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91">::before</text:span> dan <text:span text:style-name="T91">::after</text:span>. Konten yang dibuat dengan pseudo-element dituliskan pada CSS. Contohnya, kita ingin menambahkan tanda kutip sebelum dan sesudah elemen blockquote sehingga kita cukup menuliskannya seperti berikut. <text:span text:style-name="T113">(::)</text:span></text:p>
                    </text:list-item>
                    <text:list-item>
                      <text:p text:style-name="P168">blockquote::before,</text:p>
                    </text:list-item>
                    <text:list-item>
                      <text:p text:style-name="P168">blockquote::after {</text:p>
                    </text:list-item>
                    <text:list-item>
                      <text:p text:style-name="P168"><text:s text:c="2"/>content: '"';</text:p>
                    </text:list-item>
                    <text:list-item>
                      <text:p text:style-name="P168"><text:s text:c="2"/>font-size: 24px;</text:p>
                    </text:list-item>
                    <text:list-item>
                      <text:p text:style-name="P168"><text:s text:c="2"/>font-style: italic;</text:p>
                    </text:list-item>
                    <text:list-item>
                      <text:p text:style-name="P168"><text:s text:c="2"/>font-weight: bold;</text:p>
                    </text:list-item>
                    <text:list-item>
                      <text:p text:style-name="P168"><text:soft-page-break/>}</text:p>
                    </text:list-item>
                    <text:list-item>
                      <text:p text:style-name="P168">p::<text:span text:style-name="T71">first</text:span>-<text:span text:style-name="T71">letter</text:span></text:p>
                    </text:list-item>
                  </text:list>
                </text:list-item>
                <text:list-item>
                  <text:p text:style-name="P103">Formatting Text</text:p>
                  <text:list>
                    <text:list-item>
                      <text:p text:style-name="P104">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5">Font Styling: Font Family dan Font Size</text:p>
                  <text:list>
                    <text:list-item>
                      <text:p text:style-name="P106">mengatur tipe font, ukuran, ketebalan, dan <text:span text:style-name="Emphasis">style:: </text:span></text:p>
                    </text:list-item>
                  </text:list>
                </text:list-item>
              </text:list>
            </text:list-item>
          </text:list>
        </text:list-item>
      </text:list>
      <text:list xml:id="list173720669033588" text:continue-list="list2192543469" text:style-name="List_20_1">
        <text:list-item>
          <text:p text:style-name="P171"><text:span text:style-name="Emphasis"><text:span text:style-name="T62">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6">@font-face</text:span></text:span><text:span text:style-name="Emphasis"><text:span text:style-name="T62">.</text:span></text:span></text:p>
          <text:list>
            <text:list-item>
              <text:list>
                <text:list-item>
                  <text:p text:style-name="P189"><text:span text:style-name="Emphasis"><text:span text:style-name="T63">@font-face {  font-family: "Dicoding Font";  src: url('FILE-FONT.TTF');}</text:span></text:span></text:p>
                </text:list-item>
                <text:list-item>
                  <text:p text:style-name="P23"><text:span text:style-name="Emphasis"><text:span text:style-name="T63">p {  font-family: "Dicoding Font";}</text:span></text:span></text:p>
                </text:list-item>
                <text:list-item>
                  <text:p text:style-name="P190"><text:span text:style-name="Emphasis"><text:span text:style-name="T63"/></text:span></text:p>
                </text:list-item>
              </text:list>
            </text:list-item>
          </text:list>
        </text:list-item>
        <text:list-item>
          <text:p text:style-name="P173"><text:span text:style-name="Emphasis"><text:span text:style-name="T62">Seluruh nilai font yang bukan merupakan generic font families harus dituliskan secara kapital. Contohnya, “Arial” bukan dituliskan “arial”.</text:span></text:span></text:p>
        </text:list-item>
        <text:list-item>
          <text:p text:style-name="P174">Gunakan tanda koma (,) untuk memisahkan antara nilai font yang digunakan. </text:p>
        </text:list-item>
        <text:list-item>
          <text:p text:style-name="P174">Selalu tanda kutip (“) untuk membungkus nilai font yang memiliki spasi pada namanya. Contohnya “Open Sans”.</text:p>
          <text:p text:style-name="P172"><text:span text:style-name="Emphasis"><text:span text:style-name="T62"/></text:span></text:p>
        </text:list-item>
      </text:list>
      <text:list xml:id="list173721046031569" text:continue-list="list2593638732" text:style-name="L30">
        <text:list-item>
          <text:list>
            <text:list-item>
              <text:list>
                <text:list-item>
                  <text:p text:style-name="P206">font-size: menentukan ukuran pada teks.</text:p>
                  <text:list>
                    <text:list-item>
                      <text:p text:style-name="P206"><text:span text:style-name="Strong_20_Emphasis">Relative Unit</text:span><text:line-break/>Satuan yang nilainya tergantung pada suatu hal. Contohnya, ukuran viewport, induk elemen, atau ukuran teks standar.</text:p>
                    </text:list-item>
                    <text:list-item text:style-override="L31">
                      <text:p text:style-name="P207"><text:span text:style-name="Strong_20_Emphasis">Absolute Unit</text:span><text:line-break/>Satuan yang nilainya telah ditentukan atau digunakan dalam dunia nyata.</text:p>
                    </text:list-item>
                    <text:list-item text:style-override="L31">
                      <text:p text:style-name="P24">body {  font-size: 16px;} h1 {  font-size: 150%; /* 150% dari 16 = 24px */}</text:p>
                    </text:list-item>
                    <text:list-item text:style-override="L31">
                      <text:p text:style-name="P207"><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06"/>
                </text:list-item>
                <text:list-item>
                  <text:p text:style-name="P206">font-weight: menentukan ketebalan pada teks. </text:p>
                </text:list-item>
                <text:list-item>
                  <text:p text:style-name="P206">font-style: menetapkan styling yang diterapkan pada teks.</text:p>
                </text:list-item>
                <text:list-item>
                  <text:p text:style-name="P206">font-variant: menentukan teks untuk menggunakan gaya <text:span text:style-name="Emphasis">small caps </text:span>(huruf kapital kecil).</text:p>
                </text:list-item>
                <text:list-item>
                  <text:p text:style-name="P205">font: sebagai <text:span text:style-name="Emphasis">shorthand</text:span> dari properti font yang ada.</text:p>
                  <text:list text:style-name="L29">
                    <text:list-item>
                      <text:p text:style-name="P106"><text:span text:style-name="Emphasis"/></text:p>
                    </text:list-item>
                  </text:list>
                </text:list-item>
                <text:list-item text:style-override="L29">
                  <text:p text:style-name="P107">Font Styling: Font Weight, Font Style, Font Variant, dan Shorthand</text:p>
                </text:list-item>
              </text:list>
            </text:list-item>
          </text:list>
        </text:list-item>
      </text:list>
      <text:list xml:id="list461713526" text:style-name="L32">
        <text:list-item>
          <text:list>
            <text:list-item>
              <text:list>
                <text:list-item>
                  <text:list>
                    <text:list-item>
                      <text:p text:style-name="P182"><text:span text:style-name="T48">font</text:span><text:span text:style-name="T27">-</text:span><text:span text:style-name="T48">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826727906" text:style-name="L33">
        <text:list-item>
          <text:list>
            <text:list-item>
              <text:list>
                <text:list-item>
                  <text:list>
                    <text:list-item>
                      <text:p text:style-name="P183"><text:span text:style-name="T83">font</text:span><text:span text:style-name="T114">-</text:span><text:span text:style-name="T83">style</text:span><text:span text:style-name="T114">: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2606437493" text:style-name="L34">
        <text:list-item>
          <text:list>
            <text:list-item>
              <text:list>
                <text:list-item>
                  <text:list>
                    <text:list-item>
                      <text:p text:style-name="P184"><text:span text:style-name="T83">font</text:span><text:span text:style-name="T114">-</text:span><text:span text:style-name="T83">variant</text:span><text:span text:style-name="T114">: menentukan teks untuk menggunakan gaya </text:span><text:span text:style-name="Emphasis"><text:span text:style-name="T114">small caps </text:span></text:span><text:span text:style-name="T114">(huruf kapital kecil). </text:span>fitur <text:span text:style-name="Emphasis">small caps</text:span>. Fitur ini dapat membuat teks menjadi kapital tetapi dituliskan secara kecil dan merapat.</text:p>
                    </text:list-item>
                    <text:list-item>
                      <text:p text:style-name="P208">Shorthand: selector {font: style weight variant size[wajib] font-family[wajib]}</text:p>
                    </text:list-item>
                    <text:list-item>
                      <text:p text:style-name="P209">Properti <text:span text:style-name="T91">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73722146138116" text:continue-list="list173721046031569" text:style-name="L29">
        <text:list-item>
          <text:list>
            <text:list-item>
              <text:list>
                <text:list-item>
                  <text:p text:style-name="P108">Text Styling: Line Height, Text Indent, dan Text Alignment</text:p>
                  <text:list>
                    <text:list-item>
                      <text:p text:style-name="P109"><text:span text:style-name="T71">Line</text:span> <text:span text:style-name="T71">Height</text:span>: lh2, lh200%, lh2em (untuk elemen paragraf adalah <text:span text:style-name="T71">sama saja)</text:span></text:p>
                    </text:list-item>
                    <text:list-item>
                      <text:p text:style-name="P169"><text:span text:style-name="T49">Text Indent:</text:span><text:span text:style-name="T20"> </text:span><text:span text:style-name="T95">Kita dapat menentukan nilai properti ini melalui perhitungan panjang dalam </text:span><text:span text:style-name="Strong_20_Emphasis"><text:span text:style-name="T95">px</text:span></text:span><text:span text:style-name="T95">, </text:span><text:span text:style-name="Strong_20_Emphasis"><text:span text:style-name="T95">em</text:span></text:span><text:span text:style-name="T95">, dan </text:span><text:span text:style-name="Strong_20_Emphasis"><text:span text:style-name="T95">in </text:span></text:span><text:span text:style-name="T95">atau bisa menggunakan nilai persentase (%). Nilai persentase dihitung berdasarkan lebar dari induk elemen. Berikut contoh penggunaannya.</text:span><text:span text:style-name="T49"> </text:span><text:span text:style-name="T20">Jika kita menggunakannya, baris pertama pada paragraf akan keluar dari batas elemen yang menampungnya (biasa disebut </text:span><text:span text:style-name="Strong_20_Emphasis"><text:span text:style-name="T49">hanging</text:span></text:span><text:span text:style-name="Strong_20_Emphasis"><text:span text:style-name="T20"> </text:span></text:span><text:span text:style-name="Strong_20_Emphasis"><text:span text:style-name="T49">indent</text:span></text:span><text:span text:style-name="T20">).</text:span></text:p>
                    </text:list-item>
                    <text:list-item>
                      <text:p text:style-name="P210"><text:span text:style-name="T38">Text Alignment</text:span><text:span text:style-name="T17">: left, right(bahasa arab), center, justify</text:span></text:p>
                    </text:list-item>
                  </text:list>
                </text:list-item>
              </text:list>
            </text:list-item>
          </text:list>
        </text:list-item>
      </text:list>
      <text:p text:style-name="P16"/>
      <text:list xml:id="list173720687642562" text:continue-numbering="true" text:style-name="L29">
        <text:list-item>
          <text:list>
            <text:list-item>
              <text:list>
                <text:list-item>
                  <text:p text:style-name="P108"><text:soft-page-break/>Text Styling: Text Decoration, Text Transform, Word-Letter Spacing, dan Text Shadow</text:p>
                  <text:list>
                    <text:list-item>
                      <text:p text:style-name="P109"><text:span text:style-name="T71">Text</text:span> <text:span text:style-name="T71">Decoration</text:span>: underline, overline, line-through, <text:span text:style-name="T71">none</text:span>[biasa digunakan untuk menghilangkan <text:span text:style-name="T71">underline</text:span> pada <text:span text:style-name="T71">anchor</text:span>]</text:p>
                    </text:list-item>
                    <text:list-item>
                      <text:p text:style-name="P110"><text:span text:style-name="T71">Text</text:span> <text:span text:style-name="T71">Transform</text:span>: <text:span text:style-name="T115">none, capitalize, lowecase, uppercase.</text:span></text:p>
                    </text:list-item>
                    <text:list-item>
                      <text:p text:style-name="P111"><text:span text:style-name="T71">Word</text:span>[jarak antar <text:span text:style-name="T71">kata</text:span>] and <text:span text:style-name="T71">Letter</text:span>[jarak antar <text:span text:style-name="T71">huruf</text:span>] Spacing</text:p>
                    </text:list-item>
                    <text:list-item>
                      <text:p text:style-name="P170"><text:span text:style-name="T50">Text</text:span><text:span text:style-name="T28"> </text:span><text:span text:style-name="T50">Shadow</text:span><text:span text:style-name="T28">: </text:span>membuat bayangan pada teks (atau biasa disebut <text:span text:style-name="Emphasis">drop shadow</text:span>)</text:p>
                    </text:list-item>
                  </text:list>
                </text:list-item>
              </text:list>
            </text:list-item>
          </text:list>
        </text:list-item>
      </text:list>
      <text:list xml:id="list173720617761502" text:continue-list="list173720669033588" text:style-name="List_20_1">
        <text:list-item>
          <text:list>
            <text:list-item>
              <text:list>
                <text:list-item>
                  <text:list>
                    <text:list-item>
                      <text:list>
                        <text:list-item>
                          <text:list>
                            <text:list-item>
                              <text:p text:style-name="P175">Nilai pertama: menunjukkan seberapa jauh ke kiri atau kanan (horizontal) bayangan harus ditampakkan.</text:p>
                            </text:list-item>
                          </text:list>
                        </text:list-item>
                      </text:list>
                    </text:list-item>
                  </text:list>
                </text:list-item>
              </text:list>
            </text:list-item>
          </text:list>
        </text:list-item>
      </text:list>
      <text:list xml:id="list173721018109666" text:continue-list="list173720687642562" text:style-name="L35">
        <text:list-item>
          <text:list>
            <text:list-item>
              <text:list>
                <text:list-item>
                  <text:p text:style-name="P212">Nilai kedua: menunjukkan jarak ke atas atau ke bawah (vertical) bayangan harus ditampakkan. </text:p>
                </text:list-item>
                <text:list-item>
                  <text:p text:style-name="P212">Nilai ketiga (opsional): menentukan tingkat keburaman yang harus diterapkan pada bayangan.</text:p>
                </text:list-item>
                <text:list-item>
                  <text:p text:style-name="P211">Nilai keempat: menentukan warna yang digunakan pada bayangan.</text:p>
                  <text:list text:style-name="L29">
                    <text:list-item>
                      <text:p text:style-name="P170"/>
                    </text:list-item>
                  </text:list>
                </text:list-item>
              </text:list>
            </text:list-item>
          </text:list>
        </text:list-item>
      </text:list>
      <text:list xml:id="list173720306942595" text:continue-list="list173721828721093" text:style-name="Numbering_20_123">
        <text:list-item>
          <text:list>
            <text:list-item>
              <text:list>
                <text:list-item>
                  <text:p text:style-name="P112">Pengantar Latihan: Menerapkan Font Styling pada Halaman Profil</text:p>
                </text:list-item>
                <text:list-item>
                  <text:p text:style-name="P113">Latihan: Menggunakan Font dari Google Fonts</text:p>
                </text:list-item>
                <text:list-item>
                  <text:p text:style-name="P114">Latihan: Menetapkan Ukuran, Ketebalan, dan Alignment Teks di Halaman Profil</text:p>
                </text:list-item>
                <text:list-item>
                  <text:p text:style-name="P115">Pewarnaan</text:p>
                </text:list-item>
                <text:list-item>
                  <text:p text:style-name="P115">Menetapkan Nilai Warna</text:p>
                  <text:list>
                    <text:list-item>
                      <text:list>
                        <text:list-item>
                          <text:p text:style-name="P185"><text:span text:style-name="T29">Numeric Value: rgb[</text:span>color: rgb(78,231,23)<text:span text:style-name="T29">], hex[</text:span>color: #4ee717;<text:span text:style-name="T29">], hsl[</text:span>color: hsl(104, 82%, 50%);<text:span text:style-name="T29">]</text:span></text:p>
                        </text:list-item>
                        <text:list-item>
                          <text:p text:style-name="P116">Predefined Color Name: black, white, blue</text:p>
                        </text:list-item>
                      </text:list>
                    </text:list-item>
                  </text:list>
                </text:list-item>
                <text:list-item>
                  <text:p text:style-name="P115"/>
                </text:list-item>
              </text:list>
            </text:list-item>
          </text:list>
        </text:list-item>
      </text:list>
      <text:list xml:id="list173721704534527" text:continue-list="list229144889" text:style-name="L28">
        <text:list-item>
          <text:list>
            <text:list-item>
              <text:p text:style-name="P101"/>
            </text:list-item>
          </text:list>
        </text:list-item>
      </text:list>
      <text:list xml:id="list173720914571248" text:continue-list="list173720306942595" text:style-name="Numbering_20_123">
        <text:list-item>
          <text:p text:style-name="P117">Jum’at, 21 September 2024</text:p>
        </text:list-item>
      </text:list>
      <text:list xml:id="list173721534216137" text:continue-list="list173720617761502" text:style-name="List_20_1">
        <text:list-item>
          <text:list>
            <text:list-item>
              <text:p text:style-name="P118">Pendalaman CSS</text:p>
              <text:list>
                <text:list-item>
                  <text:p text:style-name="P118">Warna untuk Teks dan Latar Belakang</text:p>
                  <text:list>
                    <text:list-item>
                      <text:p text:style-name="P118">Text Color:: color</text:p>
                    </text:list-item>
                    <text:list-item>
                      <text:p text:style-name="P118">Background Color:: background-color</text:p>
                    </text:list-item>
                  </text:list>
                </text:list-item>
                <text:list-item>
                  <text:p text:style-name="P118">Opacity</text:p>
                  <text:list>
                    <text:list-item>
                      <text:p text:style-name="P118">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18"/>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73722213823833" text:continue-numbering="true" text:style-name="List_20_1">
        <text:list-item>
          <text:list>
            <text:list-item>
              <text:list>
                <text:list-item>
                  <text:list>
                    <text:list-item>
                      <text:p text:style-name="P176"><text:span text:style-name="T30">Opacity pada warna:: </text:span>Selain komponen warna-warna, CSS memiliki fitur bernama opacity yang dapat ditetapkan dalam warna. Ini merupakan komponen keempat setelah red, blue, dan green. Biasanya, ia disebut sebagai <text:span text:style-name="T71">alpha</text:span> channel. Untuk melakukannya, kita bisa menggunakan format warna <text:span text:style-name="T71">RGBA</text:span>, <text:span text:style-name="T71">HSLA</text:span>, dan <text:span text:style-name="T71">Hex</text:span>.</text:p>
                    </text:list-item>
                  </text:list>
                </text:list-item>
                <text:list-item>
                  <text:p text:style-name="P118">Box Model</text:p>
                  <text:list>
                    <text:list-item>
                      <text:p text:style-name="P176"><text:span text:style-name="T30">Lebar dan tinggi pada kotak (konten). </text:span><text:span text:style-name="T95">Ruang kosong antara konten dengan border (padding).</text:span><text:span text:style-name="T21"> Garis tepi (border). Jarak dari elemen lain (margin).</text:span><text:span text:style-name="T68"> Edge = tepian</text:span></text:p>
                    </text:list-item>
                  </text:list>
                </text:list-item>
                <text:list-item>
                  <text:p text:style-name="P118">Apa itu Box Element</text:p>
                  <text:list>
                    <text:list-item>
                      <text:p text:style-name="P119"><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19">Box Model: Box Dimensions</text:p>
                  <text:list>
                    <text:list-item>
                      <text:p text:style-name="P119">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177"><text:span text:style-name="T51">Limitting</text:span><text:span text:style-name="T31"> </text:span><text:span text:style-name="T51">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19"><text:span text:style-name="T71">Overflowing</text:span> <text:span text:style-name="T71">Content</text:span>:: <text:span text:style-name="T116">visible, hidden, scroll(muat/tidak tetep ada scroll), auto(muat, tidak ada scroll. Tidak muat, ada scroll)</text:span></text:p>
                    </text:list-item>
                    <text:list-item>
                      <text:p text:style-name="P178"><text:soft-page-break/><text:span text:style-name="T32">Box-Sizing: </text:span><text:span text:style-name="T95">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0">Box Model: <text:span text:style-name="T71">Border</text:span></text:p>
                  <text:list>
                    <text:list-item>
                      <text:p text:style-name="P179"><text:span text:style-name="T52">Border</text:span><text:span text:style-name="T33"> </text:span><text:span text:style-name="T52">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13"><text:span text:style-name="T71">Border</text:span> <text:span text:style-name="T71">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73720420706719" text:continue-numbering="true" text:style-name="List_20_1">
        <text:list-item>
          <text:list>
            <text:list-item>
              <text:list>
                <text:list-item>
                  <text:list>
                    <text:list-item>
                      <text:p text:style-name="P180"><text:span text:style-name="T84">Border</text:span><text:span text:style-name="T117"> </text:span><text:span text:style-name="T84">Color</text:span><text:span text:style-name="T117">:: </text:span>border-color: #919191 #111111 #4ee717 #00c8eb;</text:p>
                    </text:list-item>
                    <text:list-item>
                      <text:p text:style-name="P180"><text:span text:style-name="T84">Shorthand:: </text:span><text:span text:style-name="T95">Beberapa di antara Anda mungkin bertanya-tanya, "Apakah urutan nilainya akan mempengaruhi hasil". Jawabannya, </text:span><text:span text:style-name="T71">tidak</text:span><text:span text:style-name="T95">. Anda tidak perlu pusing dengan aturan peletakkan nilai ini karena tidak menjadi masalah. div { border: type color width }. div { border: color width type }. div { border: width type color }</text:span></text:p>
                    </text:list-item>
                  </text:list>
                </text:list-item>
                <text:list-item>
                  <text:p text:style-name="P121">Box Mode<text:span text:style-name="T119">l</text:span>: Padding</text:p>
                  <text:list>
                    <text:list-item>
                      <text:p text:style-name="P22">padding: 10px 15px 10px 15px;</text:p>
                    </text:list-item>
                    <text:list-item>
                      <text:p text:style-name="P22">Padding merupakan jarak antara area konten dan border.</text:p>
                    </text:list-item>
                    <text:list-item>
                      <text:p text:style-name="P121"><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2">Box Model: Margin</text:p>
                  <text:list>
                    <text:list-item>
                      <text:p text:style-name="P122">margin merupakan <text:span text:style-name="T71">ruang</text:span> atau <text:span text:style-name="T71">jarak</text:span> pada sebuah <text:span text:style-name="T71">elemen</text:span>. </text:p>
                    </text:list-item>
                    <text:list-item>
                      <text:p text:style-name="P181"><text:span text:style-name="T34">Margin ini </text:span><text:span text:style-name="T53">bersifat </text:span><text:span text:style-name="Emphasis"><text:span text:style-name="T67">collapsed</text:span></text:span><text:span text:style-name="T34">, yang artinya dapat </text:span><text:span text:style-name="T53">menumpuk</text:span><text:span text:style-name="T34"> jika terdapat dua margin yang saling bertumpukkan. </text:span>Hal itu menjelaskan alasan jarak vertikal antar elemen tersebut tidak sebesar 40px, tetapi sebesar 20px. Jika terjadi pertumpukan margin, nilai yang paling <text:span text:style-name="T71">besar</text:span> yang akan diterapkan. margin: 10px 15px 20px 25px;</text:p>
                    </text:list-item>
                  </text:list>
                </text:list-item>
                <text:list-item>
                  <text:p text:style-name="P122">Box Model: Centering Content</text:p>
                  <text:list>
                    <text:list-item>
                      <text:p text:style-name="P122">Jika kita ingin membuat sebuah kotak berada tepat pada tengah sebuah halaman atau di dalam elemen induknya, <text:span text:style-name="T71">margin</text:span> <text:span text:style-name="T71">kanan</text:span> dan <text:span text:style-name="T71">kiri</text:span> bisa diatur dengan nilai <text:span text:style-name="T71">auto.</text:span></text:p>
                    </text:list-item>
                  </text:list>
                </text:list-item>
                <text:list-item>
                  <text:p text:style-name="P122">Display Roles</text:p>
                  <text:list>
                    <text:list-item>
                      <text:p text:style-name="P122"><text:span text:style-name="T71">block</text:span> dan <text:span text:style-name="T71">inline</text:span>.</text:p>
                    </text:list-item>
                    <text:list-item>
                      <text:p text:style-name="P122"/>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598653015" text:style-name="L1">
              <text:list-item>
                <text:p text:style-name="P25">Elemen HTML yang secara default tidak menambahkan baris baru ketika dibuat.</text:p>
              </text:list-item>
              <text:list-item>
                <text:p text:style-name="P25">Nilai lebar dan tinggi elemen inline sebesar konten di dalamnya, dan tidak dapat diubah.</text:p>
              </text:list-item>
              <text:list-item>
                <text:p text:style-name="P26">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1483312393" text:style-name="L2">
              <text:list-item>
                <text:p text:style-name="P27">Elemen HTML secara default menambahkan baris baru ketika dibuat.</text:p>
              </text:list-item>
              <text:list-item>
                <text:p text:style-name="P27">Jika tidak diatur lebarnya, lebar dari elemen block akan memenuhi lebar dari browser atau elemen yang menaunginya.</text:p>
              </text:list-item>
              <text:list-item>
                <text:p text:style-name="P27">Kita dapat mengatur dimensi dari elemen block.</text:p>
              </text:list-item>
              <text:list-item>
                <text:p text:style-name="P28">Di dalam elemen block, kita dapat menyimpan tag elemen HTML lainnya</text:p>
              </text:list-item>
            </text:list>
          </table:table-cell>
        </table:table-row>
      </table:table>
      <text:list xml:id="list173721745546091" text:continue-list="list173720420706719" text:style-name="List_20_1">
        <text:list-item>
          <text:list>
            <text:list-item>
              <text:list>
                <text:list-item>
                  <text:list>
                    <text:list-item>
                      <text:p text:style-name="P181"><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15">inline: mengubah elemen block berperilaku seperti elemen inline.</text:p>
        </text:list-item>
        <text:list-item text:style-override="L36">
          <text:p text:style-name="P215">block: mengubah elemen inline berperilaku seperti elemen block.</text:p>
        </text:list-item>
        <text:list-item text:style-override="L36">
          <text:p text:style-name="P215">inline-block: membuat elemen block tidak menambahkan baris baru ketika dibuat, tetapi tetap mempertahankan sifat lain dari elemen block.</text:p>
        </text:list-item>
        <text:list-item text:style-override="L36">
          <text:p text:style-name="P214">none: menyembunyikan elemen dari halaman.</text:p>
          <text:list>
            <text:list-item>
              <text:list>
                <text:list-item>
                  <text:list>
                    <text:list-item>
                      <text:p text:style-name="P122"/>
                    </text:list-item>
                  </text:list>
                </text:list-item>
              </text:list>
            </text:list-item>
          </text:list>
        </text:list-item>
      </text:list>
      <text:list xml:id="list173722066679255" text:continue-list="list173720914571248" text:style-name="Numbering_20_123">
        <text:list-item>
          <text:list>
            <text:list-item>
              <text:list>
                <text:list-item>
                  <text:p text:style-name="P123"><text:soft-page-break/>Box Shadow</text:p>
                  <text:list>
                    <text:list-item>
                      <text:p text:style-name="P125">Nilai dan cara kerja dari properti box-shadow mirip seperti text-shadow, yaitu nilainya menentukan jarak <text:span text:style-name="T71">vertikal</text:span> dan <text:span text:style-name="T71">horizontal</text:span>, <text:span text:style-name="T71">tingkat</text:span> <text:span text:style-name="T71">keburaman</text:span>, dan <text:span text:style-name="T71">warna</text:span> pada bayangan. Pada box shadow, kita juga dapat menentukan tingkat sebaran (<text:span text:style-name="Emphasis"><text:span text:style-name="T71">spread</text:span></text:span>) bayangan. Jika nilai semakin <text:span text:style-name="T71">besar</text:span>, bayangan yang tampak akan semakin <text:span text:style-name="T71">luas</text:span>.</text:p>
                    </text:list-item>
                    <text:list-item>
                      <text:p text:style-name="P186"><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24">Rounded Corner</text:p>
                  <text:list>
                    <text:list-item>
                      <text:p text:style-name="P187"><text:span text:style-name="T35">Border Radius:: </text:span>  border-radius: 10px 5px 10px 5px;</text:p>
                    </text:list-item>
                  </text:list>
                </text:list-item>
                <text:list-item>
                  <text:p text:style-name="P126">Pengantar Latihan: Mengatur Box Model di Halaman Profil</text:p>
                </text:list-item>
                <text:list-item>
                  <text:p text:style-name="P131">Latihan: Menetapkan Ukuran pada Gambar</text:p>
                  <text:list>
                    <text:list-item>
                      <text:p text:style-name="P188"><text:span text:style-name="T70">object-fit: cover</text:span><text:span text:style-name="T54"> dan </text:span><text:span text:style-name="T70">object-position: center</text:span><text:span text:style-name="T54"> pada selector </text:span><text:span text:style-name="T70">.featured-image</text:span><text:span text:style-name="T54">. </text:span><text:span text:style-name="T71">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1">crop</text:span></text:span><text:span text:style-name="T71">, apakah kita bisa memilih letak potongan yang ditampilkan?”. Jawabannya bisa. Kita bisa memanfaatkan object-position untuk melakukannya.</text:span></text:p>
                    </text:list-item>
                  </text:list>
                </text:list-item>
                <text:list-item>
                  <text:p text:style-name="P132">Latihan: Menerapkan Card Style pada Elemen Article</text:p>
                  <text:list>
                    <text:list-item>
                      <text:p text:style-name="P133">.<text:span text:style-name="T118">card</text:span></text:p>
                    </text:list-item>
                  </text:list>
                </text:list-item>
                <text:list-item>
                  <text:p text:style-name="P132">Latihan: Menerapkan Jumbotron dan Navigasi pada Elemen Header</text:p>
                </text:list-item>
                <text:list-item>
                  <text:p text:style-name="P134">Latihan: Menyesuaikan Padding dan Margin pada Elemen Body</text:p>
                </text:list-item>
              </text:list>
            </text:list-item>
          </text:list>
        </text:list-item>
      </text:list>
      <text:list xml:id="list173720445740625" text:continue-list="list173721745546091" text:style-name="List_20_1">
        <text:list-item>
          <text:list>
            <text:list-item>
              <text:p text:style-name="P118"/>
            </text:list-item>
          </text:list>
        </text:list-item>
      </text:list>
      <text:list xml:id="list173721234019571" text:continue-list="list173722066679255" text:style-name="Numbering_20_123">
        <text:list-item>
          <text:p text:style-name="P117"/>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1T17:37:19.984834086</dc:date>
    <meta:editing-duration>PT1H35M21S</meta:editing-duration>
    <meta:editing-cycles>14</meta:editing-cycles>
    <meta:generator>LibreOffice/7.3.7.2$Linux_X86_64 LibreOffice_project/30$Build-2</meta:generator>
    <meta:document-statistic meta:table-count="9" meta:image-count="16" meta:object-count="0" meta:page-count="27" meta:paragraph-count="489" meta:word-count="7216" meta:character-count="50449" meta:non-whitespace-character-count="43924"/>
  </office:meta>
</office:document-meta>
</file>